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.5pt" style:font-size-asian="10.5pt" style:font-size-complex="10.5pt"/>
    </style:style>
    <style:style style:name="P2" style:family="paragraph" style:parent-style-name="Standard">
      <style:text-properties style:font-name="monospace" fo:font-size="10.5pt" officeooo:paragraph-rsid="001f581a" style:font-size-asian="10.5pt" style:font-size-complex="10.5pt"/>
    </style:style>
    <style:style style:name="P3" style:family="paragraph" style:parent-style-name="Standard">
      <style:text-properties style:font-name="sans-serif" fo:font-size="10.5pt" style:font-size-asian="10.5pt" style:font-size-complex="10.5pt"/>
    </style:style>
    <style:style style:name="P4" style:family="paragraph" style:parent-style-name="Standard">
      <style:text-properties style:font-name="sans-serif" fo:font-size="10.5pt" officeooo:paragraph-rsid="001f581a" style:font-size-asian="10.5pt" style:font-size-complex="10.5pt"/>
    </style:style>
    <style:style style:name="P5" style:family="paragraph" style:parent-style-name="Standard">
      <style:text-properties style:font-name="sans-serif" fo:font-size="12pt" style:font-size-asian="12pt" style:font-size-complex="12pt"/>
    </style:style>
    <style:style style:name="P6" style:family="paragraph" style:parent-style-name="Standard">
      <style:text-properties fo:color="#008000" style:font-name="sans-serif" fo:font-size="10.5pt" officeooo:rsid="002f787d" officeooo:paragraph-rsid="002f787d" style:font-size-asian="10.5pt" style:font-size-complex="10.5pt"/>
    </style:style>
    <style:style style:name="P7" style:family="paragraph" style:parent-style-name="Standard">
      <style:text-properties fo:color="#008000" style:font-name="sans-serif" fo:font-size="10.5pt" officeooo:rsid="00324acb" officeooo:paragraph-rsid="00324acb" style:font-size-asian="10.5pt" style:font-size-complex="10.5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1" style:family="paragraph" style:parent-style-name="Preformatted_20_Text">
      <style:text-properties fo:color="#000000" style:font-name="DejaVu Sans Mono" fo:font-size="10.5pt" style:font-size-asian="10.5pt" style:font-size-complex="10.5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Header">
      <style:text-properties fo:font-size="12pt" officeooo:rsid="0007b512" officeooo:paragraph-rsid="0016f0cd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6f0cd"/>
    </style:style>
    <style:style style:name="T3" style:family="text">
      <style:text-properties style:font-name="sans-serif" fo:font-weight="bold" officeooo:rsid="001f581a" style:font-weight-asian="bold" style:font-weight-complex="bold"/>
    </style:style>
    <style:style style:name="T4" style:family="text">
      <style:text-properties style:font-name="sans-serif" fo:font-weight="bold" officeooo:rsid="0016f0cd" style:font-weight-asian="bold" style:font-weight-complex="bold"/>
    </style:style>
    <style:style style:name="T5" style:family="text">
      <style:text-properties style:font-name="sans-serif" fo:font-weight="bold" officeooo:rsid="002da23a" style:font-weight-asian="bold" style:font-weight-complex="bold"/>
    </style:style>
    <style:style style:name="T6" style:family="text">
      <style:text-properties style:font-name="sans-serif" fo:font-weight="normal" officeooo:rsid="0016f0cd" style:font-weight-asian="normal" style:font-weight-complex="normal"/>
    </style:style>
    <style:style style:name="T7" style:family="text">
      <style:text-properties style:font-name="sans-serif" officeooo:rsid="0021a7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f0cd" style:font-weight-asian="bold" style:font-weight-complex="bold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font-style="italic"/>
    </style:style>
    <style:style style:name="T14" style:family="text">
      <style:text-properties fo:color="#660e7a" style:font-name="DejaVu Sans Mono"/>
    </style:style>
    <style:style style:name="T15" style:family="text">
      <style:text-properties fo:color="#660e7a" style:font-name="DejaVu Sans Mono" fo:font-style="italic" fo:font-weight="bold"/>
    </style:style>
    <style:style style:name="T16" style:family="text">
      <style:text-properties fo:color="#660e7a" style:font-name="DejaVu Sans Mono" fo:font-weight="bold"/>
    </style:style>
    <style:style style:name="T17" style:family="text">
      <style:text-properties fo:color="#0000ff" style:font-name="DejaVu Sans Mono"/>
    </style:style>
    <style:style style:name="T18" style:family="text">
      <style:text-properties fo:color="#000000"/>
    </style:style>
    <style:style style:name="T19" style:family="text">
      <style:text-properties officeooo:rsid="001f581a"/>
    </style:style>
    <style:style style:name="T20" style:family="text">
      <style:text-properties officeooo:rsid="0020c9c9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tyle="italic"/>
    </style:style>
    <style:style style:name="T25" style:family="text">
      <style:text-properties officeooo:rsid="00310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UT Info2 <text:span text:style-name="T8">201</text:span><text:span text:style-name="T9">6</text:span><text:span text:style-name="T8">/201</text:span><text:span text:style-name="T9">7</text:span></text:p>
      <text:p text:style-name="P13"><text:span text:style-name="T1">Date de rendu : </text:span><text:span text:style-name="T7">30</text:span><text:span text:style-name="T1"> / </text:span><text:span text:style-name="T7">1</text:span><text:span text:style-name="T2">0</text:span><text:span text:style-name="T1"> / 20</text:span><text:span text:style-name="T2">17</text:span></text:p>
      <text:p text:style-name="P13"><text:span text:style-name="T1">Groupe TD : </text:span><text:span text:style-name="T3">4</text:span><text:span text:style-name="T1"><text:tab/></text:span></text:p>
      <text:p text:style-name="P13"><text:span text:style-name="T6">Nom : </text:span><text:span text:style-name="T4">GICQUEL Antoine, </text:span><text:span text:style-name="T5">Julia Redor</text:span></text:p>
      <text:p text:style-name="P5"/>
      <text:p text:style-name="P5"><text:span text:style-name="T19">T</text:span>P4 : Tâches :</text:p>
      <text:p text:style-name="P3">L’objectif du TP est de manipuler des tâches Java en animant des objets sur un</text:p>
      <text:p text:style-name="P3">panneau.</text:p>
      <text:p text:style-name="P3"/>
      <text:p text:style-name="P3">Question : <text:span text:style-name="T20">Écrivez</text:span> une classe panneau qui crée un espace pour afficher des rectangles</text:p>
      <text:p text:style-name="P3">(largeur, hauteur).</text:p>
      <text:p text:style-name="P3">Donnez le code et les traces.</text:p>
      <text:p text:style-name="P3"/>
      <text:p text:style-name="P3">Réponse :</text:p>
      <text:p text:style-name="P3"/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public class </text:span>Panneau <text:span text:style-name="T10">extends </text:span>JPanel {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1">private int </text:span><text:span text:style-name="T16">x</text:span><text:span text:style-name="T12">;</text:span></text:p>
      <text:p text:style-name="P12"><text:s text:c="4"/><text:span text:style-name="T11">private int </text:span><text:span text:style-name="T16">y</text:span><text:span text:style-name="T12">;</text:span></text:p>
      <text:p text:style-name="P12"><text:s text:c="4"/><text:span text:style-name="T11">public </text:span><text:span text:style-name="T12">Panneau (</text:span><text:span text:style-name="T11">int </text:span><text:span text:style-name="T12">width, 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2">Dimension size = </text:span><text:span text:style-name="T11">new </text:span><text:span text:style-name="T12">Dimension (width, height);</text:span></text:p>
      <text:p text:style-name="P12"><text:s text:c="8"/><text:span text:style-name="T12">setMinimumSize(size);</text:span></text:p>
      <text:p text:style-name="P12"><text:s text:c="8"/><text:span text:style-name="T12">setPreferredSize(size);</text:span></text:p>
      <text:p text:style-name="P12"><text:s text:c="8"/><text:span text:style-name="T12">setDoubleBuffered(</text:span><text:span text:style-name="T11">true</text:span><text:span text:style-name="T12">);</text:span></text:p>
      <text:p text:style-name="P12"><text:s text:c="8"/><text:span text:style-name="T16">x </text:span><text:span text:style-name="T12">= </text:span><text:span text:style-name="T17">10</text:span><text:span text:style-name="T12">;</text:span></text:p>
      <text:p text:style-name="P12"><text:s text:c="8"/><text:span text:style-name="T16">y </text:span><text:span text:style-name="T12">= </text:span><text:span text:style-name="T17">10</text:span><text:span text:style-name="T12">;</text:span></text:p>
      <text:p text:style-name="P12"><text:s text:c="4"/><text:span text:style-name="T12">}</text:span></text:p>
      <text:p text:style-name="P12"><text:s text:c="4"/><text:span text:style-name="T11">public synchronized void </text:span><text:span text:style-name="T12">update () {</text:span></text:p>
      <text:p text:style-name="P12"><text:s text:c="8"/><text:span text:style-name="T12">repaint 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paint (Graphics g) {</text:span></text:p>
      <text:p text:style-name="P12"><text:s text:c="8"/><text:span text:style-name="T12">Graphics2D g2 = (Graphics2D) g;</text:span></text:p>
      <text:p text:style-name="P12"><text:s text:c="8"/><text:span text:style-name="T12">g2.setColor (Color.</text:span><text:span text:style-name="T15">GREEN</text:span><text:span text:style-name="T12">);</text:span></text:p>
      <text:p text:style-name="P12"><text:s text:c="8"/><text:span text:style-name="T12">g2.fillRect (</text:span><text:span text:style-name="T16">x</text:span><text:span text:style-name="T12">, </text:span><text:span text:style-name="T16">y</text:span><text:span text:style-name="T12">, </text:span><text:span text:style-name="T16">width</text:span><text:span text:style-name="T12">, </text:span><text:span text:style-name="T16">height</text:span><text:span text:style-name="T12">);</text:span></text:p>
      <text:p text:style-name="P12"><text:s text:c="4"/><text:span text:style-name="T12">}</text:span></text:p>
      <text:p text:style-name="P9"><text:span text:style-name="T18">}</text:span></text:p>
      <text:p text:style-name="P1"/>
      <text:p text:style-name="P3">Question : <text:span text:style-name="T20">Écrivez</text:span> une classe pour créer un rectangle (<text:bookmark-start text:name="__DdeLink__1294_261184671"/>couleur, largeur, hauteur<text:bookmark-end text:name="__DdeLink__1294_261184671"/>). Et</text:p>
      <text:p text:style-name="P3">affichez-en plusieurs sur le <text:span text:style-name="T20">panneau.</text:span></text:p>
      <text:p text:style-name="P3">Donnez le code et les traces.</text:p>
      <text:p text:style-name="P3"/>
      <text:p text:style-name="P3">Réponse :</text:p>
      <text:p text:style-name="P1"/>
      <text:p text:style-name="P11"><text:span text:style-name="T10">import </text:span>java.awt.*;</text:p>
      <text:p text:style-name="P10"><text:span text:style-name="T10">public class </text:span>Tableau {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1">private </text:span><text:span text:style-name="T12">Color </text:span><text:span text:style-name="T16">color</text:span><text:span text:style-name="T12">;</text:span></text:p>
      <text:p text:style-name="P12"><text:s text:c="4"/><text:span text:style-name="T11">private int </text:span><text:span text:style-name="T16">x</text:span><text:span text:style-name="T12">, </text:span><text:span text:style-name="T16">y</text:span><text:span text:style-name="T12">;</text:span></text:p>
      <text:p text:style-name="P12"><text:s text:c="4"/><text:span text:style-name="T11">public </text:span><text:span text:style-name="T12">Tableau(</text:span><text:span text:style-name="T11">int </text:span><text:span text:style-name="T12">width, </text:span><text:span text:style-name="T11">int </text:span><text:span text:style-name="T12">height, Color color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4"/><text:span text:style-name="T12">}</text:span></text:p>
      <text:p text:style-name="P12"><text:soft-page-break/><text:s text:c="4"/><text:span text:style-name="T11">public int </text:span><text:span text:style-name="T12">getWidth() {</text:span></text:p>
      <text:p text:style-name="P12"><text:s text:c="8"/><text:span text:style-name="T11">return </text:span><text:span text:style-name="T16">width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Width(</text:span><text:span text:style-name="T11">int </text:span><text:span text:style-name="T12">width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Height() {</text:span></text:p>
      <text:p text:style-name="P12"><text:s text:c="8"/><text:span text:style-name="T11">return </text:span><text:span text:style-name="T16">height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Height(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4"/><text:span text:style-name="T12">}</text:span></text:p>
      <text:p text:style-name="P12"><text:s text:c="4"/><text:span text:style-name="T11">public </text:span><text:span text:style-name="T12">Color getColor() {</text:span></text:p>
      <text:p text:style-name="P12"><text:s text:c="8"/><text:span text:style-name="T11">return </text:span><text:span text:style-name="T16">color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Color(Color color) {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X() {</text:span></text:p>
      <text:p text:style-name="P12"><text:s text:c="8"/><text:span text:style-name="T11">return </text:span><text:span text:style-name="T16">x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X(</text:span><text:span text:style-name="T11">int </text:span><text:span text:style-name="T12">x) {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Y() {</text:span></text:p>
      <text:p text:style-name="P12"><text:s text:c="8"/><text:span text:style-name="T11">return </text:span><text:span text:style-name="T16">y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Y(</text:span><text:span text:style-name="T11">int </text:span><text:span text:style-name="T12">y) {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4"/><text:span text:style-name="T12">}</text:span></text:p>
      <text:p text:style-name="P8">}</text:p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import </text:span>java.util.ArrayList;</text:p>
      <text:p text:style-name="P10"><text:span text:style-name="T10">public class </text:span>Panneau <text:span text:style-name="T10">extends </text:span>JPanel {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2">ArrayList&lt;Tableau&gt; </text:span><text:span text:style-name="T16">tableaux</text:span><text:span text:style-name="T12">;</text:span></text:p>
      <text:p text:style-name="P12"><text:s text:c="4"/><text:span text:style-name="T11">public </text:span><text:span text:style-name="T12">Panneau (</text:span><text:span text:style-name="T11">int </text:span><text:span text:style-name="T12">width, 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2">Dimension size = </text:span><text:span text:style-name="T11">new </text:span><text:span text:style-name="T12">Dimension (width, height);</text:span></text:p>
      <text:p text:style-name="P12"><text:s text:c="8"/><text:span text:style-name="T12">setMinimumSize(size);</text:span></text:p>
      <text:p text:style-name="P12"><text:s text:c="8"/><text:span text:style-name="T12">setPreferredSize(size);</text:span></text:p>
      <text:p text:style-name="P12"><text:s text:c="8"/><text:span text:style-name="T12">setDoubleBuffered(</text:span><text:span text:style-name="T11">true</text:span><text:span text:style-name="T12">);</text:span></text:p>
      <text:p text:style-name="P12"><text:s text:c="8"/><text:span text:style-name="T16">tableaux </text:span><text:span text:style-name="T12">= </text:span><text:span text:style-name="T11">new </text:span><text:span text:style-name="T12">ArrayList&lt;&gt;();</text:span></text:p>
      <text:p text:style-name="P12"><text:s text:c="8"/><text:span text:style-name="T12">Tableau t1 = </text:span><text:span text:style-name="T11">new </text:span><text:span text:style-name="T12">Tableau(</text:span><text:span text:style-name="T17">300</text:span><text:span text:style-name="T12">, </text:span><text:span text:style-name="T17">200</text:span><text:span text:style-name="T12">, Color.</text:span><text:span text:style-name="T15">BLUE</text:span><text:span text:style-name="T12">);</text:span></text:p>
      <text:p text:style-name="P12"><text:s text:c="8"/><text:span text:style-name="T12">t1.setX(</text:span><text:span text:style-name="T17">30</text:span><text:span text:style-name="T12">);</text:span></text:p>
      <text:p text:style-name="P12"><text:s text:c="8"/><text:span text:style-name="T12">t1.setY(</text:span><text:span text:style-name="T17">40</text:span><text:span text:style-name="T12">);</text:span></text:p>
      <text:p text:style-name="P12"><text:s text:c="8"/><text:span text:style-name="T12">Tableau t2 = </text:span><text:span text:style-name="T11">new </text:span><text:span text:style-name="T12">Tableau(</text:span><text:span text:style-name="T17">30</text:span><text:span text:style-name="T12">, </text:span><text:span text:style-name="T17">20</text:span><text:span text:style-name="T12">, Color.</text:span><text:span text:style-name="T15">RED</text:span><text:span text:style-name="T12">);</text:span></text:p>
      <text:p text:style-name="P12"><text:s text:c="8"/><text:span text:style-name="T12">t2.setX(</text:span><text:span text:style-name="T17">5</text:span><text:span text:style-name="T12">);</text:span></text:p>
      <text:p text:style-name="P12"><text:s text:c="8"/><text:span text:style-name="T12">t2.setY(</text:span><text:span text:style-name="T17">10</text:span><text:span text:style-name="T12">);</text:span></text:p>
      <text:p text:style-name="P12"><text:s text:c="8"/><text:span text:style-name="T16">tableaux</text:span><text:span text:style-name="T12">.add(t1);</text:span></text:p>
      <text:p text:style-name="P12"><text:s text:c="8"/><text:span text:style-name="T16">tableaux</text:span><text:span text:style-name="T12">.add(t2);</text:span></text:p>
      <text:p text:style-name="P12"><text:s text:c="8"/><text:span text:style-name="T11">new </text:span><text:span text:style-name="T12">Thread(</text:span><text:span text:style-name="T11">new </text:span><text:span text:style-name="T12">Runnable() {</text:span></text:p>
      <text:p text:style-name="P12"><text:s text:c="12"/><text:span text:style-name="T22">@Override</text:span></text:p>
      <text:p text:style-name="P12"><text:span text:style-name="T21"><text:s text:c="12"/></text:span><text:span text:style-name="T11">public void </text:span><text:span text:style-name="T12">run() {</text:span></text:p>
      <text:p text:style-name="P12"><text:s text:c="16"/><text:span text:style-name="T11">while</text:span><text:span text:style-name="T12">(</text:span><text:span text:style-name="T11">true</text:span><text:span text:style-name="T12">) {</text:span></text:p>
      <text:p text:style-name="P12"><text:s text:c="20"/><text:span text:style-name="T12">update();</text:span></text:p>
      <text:p text:style-name="P12"><text:s text:c="20"/><text:span text:style-name="T11">try </text:span><text:span text:style-name="T12">{</text:span></text:p>
      <text:p text:style-name="P12"><text:s text:c="24"/><text:span text:style-name="T12">Thread.</text:span><text:span text:style-name="T13">sleep</text:span><text:span text:style-name="T12">(</text:span><text:span text:style-name="T17">1000</text:span><text:span text:style-name="T12">);</text:span></text:p>
      <text:p text:style-name="P12"><text:soft-page-break/><text:s text:c="20"/><text:span text:style-name="T12">} </text:span><text:span text:style-name="T11">catch </text:span><text:span text:style-name="T12">(InterruptedException e) {</text:span></text:p>
      <text:p text:style-name="P12"><text:s text:c="24"/><text:span text:style-name="T12">e.printStackTrace();</text:span></text:p>
      <text:p text:style-name="P12"><text:s text:c="20"/><text:span text:style-name="T12">}</text:span></text:p>
      <text:p text:style-name="P12"><text:s text:c="16"/><text:span text:style-name="T12">}</text:span></text:p>
      <text:p text:style-name="P12"><text:s text:c="12"/><text:span text:style-name="T12">}</text:span></text:p>
      <text:p text:style-name="P12"><text:s text:c="8"/><text:span text:style-name="T12">}).start();</text:span></text:p>
      <text:p text:style-name="P12"><text:s text:c="4"/><text:span text:style-name="T12">}</text:span></text:p>
      <text:p text:style-name="P12"><text:s text:c="4"/><text:span text:style-name="T11">public synchronized void </text:span><text:span text:style-name="T12">update () {</text:span></text:p>
      <text:p text:style-name="P12"><text:s text:c="8"/><text:span text:style-name="T12">repaint 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paint (Graphics g) {</text:span></text:p>
      <text:p text:style-name="P12"><text:s text:c="8"/><text:span text:style-name="T12">Graphics2D g2 = (Graphics2D) g;</text:span></text:p>
      <text:p text:style-name="P12"><text:s text:c="8"/><text:span text:style-name="T11">for</text:span><text:span text:style-name="T12">(Tableau t : </text:span><text:span text:style-name="T16">tableaux</text:span><text:span text:style-name="T12">) {</text:span></text:p>
      <text:p text:style-name="P12"><text:s text:c="12"/><text:span text:style-name="T12">g2.setColor(t.getColor());</text:span></text:p>
      <text:p text:style-name="P12"><text:s text:c="12"/><text:span text:style-name="T12">g2.fillRect(t.getX(), t.getY(), t.getWidth(), t.getHeight());</text:span></text:p>
      <text:p text:style-name="P12"><text:s text:c="8"/><text:span text:style-name="T12">}</text:span></text:p>
      <text:p text:style-name="P12"><text:s text:c="4"/><text:span text:style-name="T12">}</text:span></text:p>
      <text:p text:style-name="P8">}</text:p>
      <text:p text:style-name="P3"/>
      <text:p text:style-name="P3">Question : Créez une activité pour déplacer chaque rectangle (vitesse horizontale,</text:p>
      <text:p text:style-name="P3">vitesse verticale). Lorsque le rectangle touche le bord gauche (ou haut) sa vitesse</text:p>
      <text:p text:style-name="P3">horizontale (ou verticale) devient positif, et réciproquement sur le bord droit (ou bas)</text:p>
      <text:p text:style-name="P3">elle devient négative.</text:p>
      <text:p text:style-name="P3">Donnez le code et les traces.</text:p>
      <text:p text:style-name="P6"/>
      <text:p text:style-name="P6"><text:span text:style-name="T25">→ </text:span>Vérification avec un processus pour chaque rectangle.</text:p>
      <text:p text:style-name="P3"/>
      <text:p text:style-name="P3">Réponse :</text:p>
      <text:p text:style-name="P1"/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public class </text:span>Tableau <text:span text:style-name="T10">implements </text:span>Runnable {</text:p>
      <text:p text:style-name="P12"><text:s text:c="4"/><text:span text:style-name="T12">Panneau </text:span><text:span text:style-name="T16">panneau</text:span><text:span text:style-name="T12">;</text:span>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1">private </text:span><text:span text:style-name="T12">Color </text:span><text:span text:style-name="T16">color</text:span><text:span text:style-name="T12">;</text:span></text:p>
      <text:p text:style-name="P12"><text:s text:c="4"/><text:span text:style-name="T11">private int </text:span><text:span text:style-name="T16">x</text:span><text:span text:style-name="T12">, </text:span><text:span text:style-name="T16">y</text:span><text:span text:style-name="T12">;</text:span></text:p>
      <text:p text:style-name="P12"><text:s text:c="4"/><text:span text:style-name="T11">private int </text:span><text:span text:style-name="T16">speedH</text:span><text:span text:style-name="T12">;</text:span></text:p>
      <text:p text:style-name="P12"><text:s text:c="4"/><text:span text:style-name="T11">private int </text:span><text:span text:style-name="T16">speedV</text:span><text:span text:style-name="T12">;</text:span></text:p>
      <text:p text:style-name="P12"><text:s text:c="4"/><text:span text:style-name="T11">public </text:span><text:span text:style-name="T12">Tableau(Panneau panneau, </text:span><text:span text:style-name="T11">int </text:span><text:span text:style-name="T12">x, </text:span><text:span text:style-name="T11">int </text:span><text:span text:style-name="T12">y, </text:span><text:span text:style-name="T11">int </text:span><text:span text:style-name="T12">width, </text:span><text:span text:style-name="T11">int </text:span><text:span text:style-name="T12">height, Color color) {</text:span></text:p>
      <text:p text:style-name="P12"><text:s text:c="8"/><text:span text:style-name="T11">this</text:span><text:span text:style-name="T12">.</text:span><text:span text:style-name="T16">panneau </text:span><text:span text:style-name="T12">= panneau;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8"/><text:span text:style-name="T16">speedH </text:span><text:span text:style-name="T12">= </text:span><text:span text:style-name="T17">0</text:span><text:span text:style-name="T12">;</text:span></text:p>
      <text:p text:style-name="P12"><text:s text:c="8"/><text:span text:style-name="T16">speedV </text:span><text:span text:style-name="T12">= </text:span><text:span text:style-name="T17">0</text:span><text:span text:style-name="T12">;</text:span></text:p>
      <text:p text:style-name="P12"><text:s text:c="8"/><text:span text:style-name="T11">new </text:span><text:span text:style-name="T12">Thread(</text:span><text:span text:style-name="T11">this</text:span><text:span text:style-name="T12">).start();</text:span></text:p>
      <text:p text:style-name="P12"><text:s text:c="4"/><text:span text:style-name="T12">}</text:span></text:p>
      <text:p text:style-name="P12"><text:s text:c="4"/><text:span text:style-name="T22">@Override</text:span></text:p>
      <text:p text:style-name="P12"><text:span text:style-name="T21"><text:s text:c="4"/></text:span><text:span text:style-name="T11">public void </text:span><text:span text:style-name="T12">run() {</text:span></text:p>
      <text:p text:style-name="P12"><text:s text:c="8"/><text:span text:style-name="T11">while</text:span><text:span text:style-name="T12">(</text:span><text:span text:style-name="T11">true</text:span><text:span text:style-name="T12">) {</text:span></text:p>
      <text:p text:style-name="P12"><text:s text:c="12"/><text:span text:style-name="T11">if </text:span><text:span text:style-name="T12">(</text:span><text:span text:style-name="T16">x </text:span><text:span text:style-name="T12">== </text:span><text:span text:style-name="T17">0 </text:span><text:span text:style-name="T12">|| </text:span><text:span text:style-name="T16">x </text:span><text:span text:style-name="T12">+ </text:span><text:span text:style-name="T16">width </text:span><text:span text:style-name="T12">== </text:span><text:span text:style-name="T16">panneau</text:span><text:span text:style-name="T12">.getWidth()) {</text:span></text:p>
      <text:p text:style-name="P12"><text:s text:c="16"/><text:span text:style-name="T16">speedH </text:span><text:span text:style-name="T12">*= -</text:span><text:span text:style-name="T17">1</text:span><text:span text:style-name="T12">;</text:span></text:p>
      <text:p text:style-name="P12"><text:s text:c="12"/><text:span text:style-name="T12">}</text:span></text:p>
      <text:p text:style-name="P12"><text:s text:c="12"/><text:span text:style-name="T11">if </text:span><text:span text:style-name="T12">(</text:span><text:span text:style-name="T16">y </text:span><text:span text:style-name="T12">== </text:span><text:span text:style-name="T17">0 </text:span><text:span text:style-name="T12">|| </text:span><text:span text:style-name="T16">y </text:span><text:span text:style-name="T12">+ </text:span><text:span text:style-name="T16">height </text:span><text:span text:style-name="T12">== </text:span><text:span text:style-name="T16">panneau</text:span><text:span text:style-name="T12">.getHeight()) {</text:span></text:p>
      <text:p text:style-name="P12"><text:s text:c="16"/><text:span text:style-name="T16">speedV </text:span><text:span text:style-name="T12">*= -</text:span><text:span text:style-name="T17">1</text:span><text:span text:style-name="T12">;</text:span></text:p>
      <text:p text:style-name="P12"><text:s text:c="12"/><text:span text:style-name="T12">}</text:span></text:p>
      <text:p text:style-name="P12"><text:soft-page-break/><text:s text:c="12"/><text:span text:style-name="T16">x </text:span><text:span text:style-name="T12">+= </text:span><text:span text:style-name="T16">speedH</text:span><text:span text:style-name="T12">;</text:span></text:p>
      <text:p text:style-name="P12"><text:s text:c="12"/><text:span text:style-name="T16">y </text:span><text:span text:style-name="T12">+= </text:span><text:span text:style-name="T16">speedV</text:span><text:span text:style-name="T12">;</text:span></text:p>
      <text:p text:style-name="P12"><text:s text:c="12"/><text:span text:style-name="T11">try </text:span><text:span text:style-name="T12">{</text:span></text:p>
      <text:p text:style-name="P12"><text:s text:c="16"/><text:span text:style-name="T12">Thread.</text:span><text:span text:style-name="T13">sleep</text:span><text:span text:style-name="T12">(Panneau.</text:span><text:span text:style-name="T15">MILLIS_WAIT</text:span><text:span text:style-name="T12">);</text:span></text:p>
      <text:p text:style-name="P12"><text:s text:c="12"/><text:span text:style-name="T12">} </text:span><text:span text:style-name="T11">catch </text:span><text:span text:style-name="T12">(InterruptedException e) {</text:span></text:p>
      <text:p text:style-name="P12"><text:s text:c="16"/><text:span text:style-name="T12">e.printStackTrace();</text:span></text:p>
      <text:p text:style-name="P12"><text:s text:c="12"/><text:span text:style-name="T12">}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Width() {</text:span></text:p>
      <text:p text:style-name="P12"><text:s text:c="8"/><text:span text:style-name="T11">return </text:span><text:span text:style-name="T16">width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Width(</text:span><text:span text:style-name="T11">int </text:span><text:span text:style-name="T12">width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Height() {</text:span></text:p>
      <text:p text:style-name="P12"><text:s text:c="8"/><text:span text:style-name="T11">return </text:span><text:span text:style-name="T16">height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Height(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4"/><text:span text:style-name="T12">}</text:span></text:p>
      <text:p text:style-name="P12"><text:s text:c="4"/><text:span text:style-name="T11">public </text:span><text:span text:style-name="T12">Color getColor() {</text:span></text:p>
      <text:p text:style-name="P12"><text:s text:c="8"/><text:span text:style-name="T11">return </text:span><text:span text:style-name="T16">color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Color(Color color) {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X() {</text:span></text:p>
      <text:p text:style-name="P12"><text:s text:c="8"/><text:span text:style-name="T11">return </text:span><text:span text:style-name="T16">x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X(</text:span><text:span text:style-name="T11">int </text:span><text:span text:style-name="T12">x) {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Y() {</text:span></text:p>
      <text:p text:style-name="P12"><text:s text:c="8"/><text:span text:style-name="T11">return </text:span><text:span text:style-name="T16">y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Y(</text:span><text:span text:style-name="T11">int </text:span><text:span text:style-name="T12">y) {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SpeedH(</text:span><text:span text:style-name="T11">int </text:span><text:span text:style-name="T12">speedH) {</text:span></text:p>
      <text:p text:style-name="P12"><text:s text:c="8"/><text:span text:style-name="T11">this</text:span><text:span text:style-name="T12">.</text:span><text:span text:style-name="T16">speedH </text:span><text:span text:style-name="T12">= speedH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SpeedV(</text:span><text:span text:style-name="T11">int </text:span><text:span text:style-name="T12">speedV) {</text:span></text:p>
      <text:p text:style-name="P12"><text:s text:c="8"/><text:span text:style-name="T11">this</text:span><text:span text:style-name="T12">.</text:span><text:span text:style-name="T16">speedV </text:span><text:span text:style-name="T12">= speedV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SpeedH() {</text:span></text:p>
      <text:p text:style-name="P12"><text:s text:c="8"/><text:span text:style-name="T11">return </text:span><text:span text:style-name="T16">speedH</text:span><text:span text:style-name="T12">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SpeedV() {</text:span></text:p>
      <text:p text:style-name="P12"><text:s text:c="8"/><text:span text:style-name="T11">return </text:span><text:span text:style-name="T16">speedV</text:span><text:span text:style-name="T12">;</text:span></text:p>
      <text:p text:style-name="P12"><text:s text:c="4"/><text:span text:style-name="T12">}</text:span></text:p>
      <text:p text:style-name="P8">}</text:p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import </text:span>java.util.ArrayList;</text:p>
      <text:p text:style-name="P10"><text:span text:style-name="T10">public class </text:span>Panneau <text:span text:style-name="T10">extends </text:span>JPanel <text:span text:style-name="T10">implements </text:span>Runnable {</text:p>
      <text:p text:style-name="P12"><text:s text:c="4"/><text:span text:style-name="T11">public final static int </text:span><text:span text:style-name="T15">MILLIS_WAIT </text:span><text:span text:style-name="T12">= </text:span><text:span text:style-name="T17">100</text:span><text:span text:style-name="T12">;</text:span>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2">ArrayList&lt;Tableau&gt; </text:span><text:span text:style-name="T16">tableaux</text:span><text:span text:style-name="T12">;</text:span></text:p>
      <text:p text:style-name="P12"><text:s text:c="4"/><text:span text:style-name="T11">public </text:span><text:span text:style-name="T12">Panneau (</text:span><text:span text:style-name="T11">int </text:span><text:span text:style-name="T12">width, </text:span><text:span text:style-name="T11">int </text:span><text:span text:style-name="T12">height) {</text:span></text:p>
      <text:p text:style-name="P12"><text:soft-page-break/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2">Dimension size = </text:span><text:span text:style-name="T11">new </text:span><text:span text:style-name="T12">Dimension (width, height);</text:span></text:p>
      <text:p text:style-name="P12"><text:s text:c="8"/><text:span text:style-name="T12">setMinimumSize(size);</text:span></text:p>
      <text:p text:style-name="P12"><text:s text:c="8"/><text:span text:style-name="T12">setPreferredSize(size);</text:span></text:p>
      <text:p text:style-name="P12"><text:s text:c="8"/><text:span text:style-name="T12">setDoubleBuffered(</text:span><text:span text:style-name="T11">true</text:span><text:span text:style-name="T12">);</text:span></text:p>
      <text:p text:style-name="P12"><text:s text:c="8"/><text:span text:style-name="T16">tableaux </text:span><text:span text:style-name="T12">= </text:span><text:span text:style-name="T11">new </text:span><text:span text:style-name="T12">ArrayList&lt;&gt;();</text:span></text:p>
      <text:p text:style-name="P12"><text:s text:c="8"/><text:span text:style-name="T12">Tableau t1 = </text:span><text:span text:style-name="T11">new </text:span><text:span text:style-name="T12">Tableau(</text:span><text:span text:style-name="T11">this</text:span><text:span text:style-name="T12">, </text:span><text:span text:style-name="T17">30</text:span><text:span text:style-name="T12">, </text:span><text:span text:style-name="T17">40</text:span><text:span text:style-name="T12">, </text:span><text:span text:style-name="T17">50</text:span><text:span text:style-name="T12">, </text:span><text:span text:style-name="T17">100</text:span><text:span text:style-name="T12">, Color.</text:span><text:span text:style-name="T15">BLUE</text:span><text:span text:style-name="T12">);</text:span></text:p>
      <text:p text:style-name="P12"><text:s text:c="8"/><text:span text:style-name="T12">t1.setSpeedH(</text:span><text:span text:style-name="T17">1</text:span><text:span text:style-name="T12">);</text:span></text:p>
      <text:p text:style-name="P12"><text:s text:c="8"/><text:span text:style-name="T12">t1.setSpeedV(</text:span><text:span text:style-name="T17">1</text:span><text:span text:style-name="T12">);</text:span></text:p>
      <text:p text:style-name="P12"><text:s text:c="8"/><text:span text:style-name="T12">Tableau t2 = </text:span><text:span text:style-name="T11">new </text:span><text:span text:style-name="T12">Tableau(</text:span><text:span text:style-name="T11">this</text:span><text:span text:style-name="T12">, </text:span><text:span text:style-name="T17">5</text:span><text:span text:style-name="T12">, </text:span><text:span text:style-name="T17">10</text:span><text:span text:style-name="T12">, </text:span><text:span text:style-name="T17">30</text:span><text:span text:style-name="T12">, </text:span><text:span text:style-name="T17">20</text:span><text:span text:style-name="T12">, Color.</text:span><text:span text:style-name="T15">RED</text:span><text:span text:style-name="T12">);</text:span></text:p>
      <text:p text:style-name="P12"><text:s text:c="8"/><text:span text:style-name="T12">t2.setSpeedV(</text:span><text:span text:style-name="T17">1</text:span><text:span text:style-name="T12">);</text:span></text:p>
      <text:p text:style-name="P12"><text:s text:c="8"/><text:span text:style-name="T16">tableaux</text:span><text:span text:style-name="T12">.add(t1);</text:span></text:p>
      <text:p text:style-name="P12"><text:s text:c="8"/><text:span text:style-name="T16">tableaux</text:span><text:span text:style-name="T12">.add(t2);</text:span></text:p>
      <text:p text:style-name="P12"><text:s text:c="8"/><text:span text:style-name="T11">new </text:span><text:span text:style-name="T12">Thread(</text:span><text:span text:style-name="T11">this</text:span><text:span text:style-name="T12">).start();</text:span></text:p>
      <text:p text:style-name="P12"><text:s text:c="4"/><text:span text:style-name="T12">}</text:span></text:p>
      <text:p text:style-name="P12"><text:s text:c="4"/><text:span text:style-name="T22">@Override</text:span></text:p>
      <text:p text:style-name="P12"><text:span text:style-name="T21"><text:s text:c="4"/></text:span><text:span text:style-name="T11">public void </text:span><text:span text:style-name="T12">run() {</text:span></text:p>
      <text:p text:style-name="P12"><text:s text:c="8"/><text:span text:style-name="T11">while</text:span><text:span text:style-name="T12">(</text:span><text:span text:style-name="T11">true</text:span><text:span text:style-name="T12">) {</text:span></text:p>
      <text:p text:style-name="P12"><text:s text:c="12"/><text:span text:style-name="T12">update();</text:span></text:p>
      <text:p text:style-name="P12"><text:s text:c="12"/><text:span text:style-name="T11">try </text:span><text:span text:style-name="T12">{</text:span></text:p>
      <text:p text:style-name="P12"><text:s text:c="16"/><text:span text:style-name="T12">Thread.</text:span><text:span text:style-name="T13">sleep</text:span><text:span text:style-name="T12">(</text:span><text:span text:style-name="T15">MILLIS_WAIT</text:span><text:span text:style-name="T12">);</text:span></text:p>
      <text:p text:style-name="P12"><text:s text:c="12"/><text:span text:style-name="T12">} </text:span><text:span text:style-name="T11">catch </text:span><text:span text:style-name="T12">(InterruptedException e) {</text:span></text:p>
      <text:p text:style-name="P12"><text:s text:c="16"/><text:span text:style-name="T12">e.printStackTrace();</text:span></text:p>
      <text:p text:style-name="P12"><text:s text:c="12"/><text:span text:style-name="T12">}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4"/><text:span text:style-name="T11">public synchronized void </text:span><text:span text:style-name="T12">update () {</text:span></text:p>
      <text:p text:style-name="P12"><text:s text:c="8"/><text:span text:style-name="T12">repaint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paint (Graphics g) {</text:span></text:p>
      <text:p text:style-name="P12"><text:s text:c="8"/><text:span text:style-name="T12">Graphics2D g2 = (Graphics2D) g;</text:span></text:p>
      <text:p text:style-name="P12"><text:s text:c="8"/><text:span text:style-name="T12">g2.setBackground (Color.</text:span><text:span text:style-name="T15">WHITE</text:span><text:span text:style-name="T12">);</text:span></text:p>
      <text:p text:style-name="P12"><text:s text:c="8"/><text:span text:style-name="T12">g2.clearRect (</text:span><text:span text:style-name="T17">0</text:span><text:span text:style-name="T12">, </text:span><text:span text:style-name="T17">0</text:span><text:span text:style-name="T12">, </text:span><text:span text:style-name="T16">width</text:span><text:span text:style-name="T12">, </text:span><text:span text:style-name="T16">height</text:span><text:span text:style-name="T12">);</text:span></text:p>
      <text:p text:style-name="P12"><text:s text:c="8"/><text:span text:style-name="T11">for</text:span><text:span text:style-name="T12">(Tableau t : </text:span><text:span text:style-name="T16">tableaux</text:span><text:span text:style-name="T12">) {</text:span></text:p>
      <text:p text:style-name="P12"><text:s text:c="12"/><text:span text:style-name="T12">g2.setColor(t.getColor());</text:span></text:p>
      <text:p text:style-name="P12"><text:s text:c="12"/><text:span text:style-name="T12">g2.fillRect(t.getX(), t.getY(), t.getWidth(), t.getHeight());</text:span></text:p>
      <text:p text:style-name="P12"><text:s text:c="8"/><text:span text:style-name="T12">}</text:span></text:p>
      <text:p text:style-name="P12"><text:s text:c="4"/><text:span text:style-name="T12">}</text:span></text:p>
      <text:p text:style-name="P8">}</text:p>
      <text:p text:style-name="P3"/>
      <text:p text:style-name="P3">Question : Ajoutez un identifiant à chaque rectangle et mémorisez les pixels occupés</text:p>
      <text:p text:style-name="P3">par chacun dans le panneau. Faites en sorte qu’un rectangle ne se déplace que si les</text:p>
      <text:p text:style-name="P3">pixels correspondants sont libres.</text:p>
      <text:p text:style-name="P3">Donnez le code et les traces.</text:p>
      <text:p text:style-name="P3"/>
      <text:p text:style-name="P7">→ Il y a un processus qui vérifie les collisions entre chaque rectangle. Si ils se touchent, ils changent de direction.</text:p>
      <text:p text:style-name="P3"/>
      <text:p text:style-name="P3">Réponse :</text:p>
      <text:p text:style-name="P1"/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public class </text:span>Tableau <text:span text:style-name="T10">implements </text:span>Runnable {</text:p>
      <text:p text:style-name="P12"><text:s text:c="4"/><text:span text:style-name="T12">Panneau </text:span><text:span text:style-name="T16">panneau</text:span><text:span text:style-name="T12">;</text:span>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1">private </text:span><text:span text:style-name="T12">Color </text:span><text:span text:style-name="T16">color</text:span><text:span text:style-name="T12">;</text:span></text:p>
      <text:p text:style-name="P12"><text:s text:c="4"/><text:span text:style-name="T11">private int </text:span><text:span text:style-name="T16">x</text:span><text:span text:style-name="T12">, </text:span><text:span text:style-name="T16">y</text:span><text:span text:style-name="T12">;</text:span></text:p>
      <text:p text:style-name="P12"><text:s text:c="4"/><text:span text:style-name="T11">private int </text:span><text:span text:style-name="T16">speedH</text:span><text:span text:style-name="T12">;</text:span></text:p>
      <text:p text:style-name="P12"><text:soft-page-break/><text:s text:c="4"/><text:span text:style-name="T11">private int </text:span><text:span text:style-name="T16">speedV</text:span><text:span text:style-name="T12">;</text:span></text:p>
      <text:p text:style-name="P12"><text:s text:c="4"/><text:span text:style-name="T11">public </text:span><text:span text:style-name="T12">Tableau(Panneau panneau, </text:span><text:span text:style-name="T11">int </text:span><text:span text:style-name="T12">x, </text:span><text:span text:style-name="T11">int </text:span><text:span text:style-name="T12">y, </text:span><text:span text:style-name="T11">int </text:span><text:span text:style-name="T12">width, </text:span><text:span text:style-name="T11">int </text:span><text:span text:style-name="T12">height, Color color) {</text:span></text:p>
      <text:p text:style-name="P12"><text:s text:c="8"/><text:span text:style-name="T11">this</text:span><text:span text:style-name="T12">.</text:span><text:span text:style-name="T16">panneau </text:span><text:span text:style-name="T12">= panneau;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8"/><text:span text:style-name="T16">speedH </text:span><text:span text:style-name="T12">= </text:span><text:span text:style-name="T17">0</text:span><text:span text:style-name="T12">;</text:span></text:p>
      <text:p text:style-name="P12"><text:s text:c="8"/><text:span text:style-name="T16">speedV </text:span><text:span text:style-name="T12">= </text:span><text:span text:style-name="T17">0</text:span><text:span text:style-name="T12">;</text:span></text:p>
      <text:p text:style-name="P12"><text:s text:c="8"/><text:span text:style-name="T11">new </text:span><text:span text:style-name="T12">Thread(</text:span><text:span text:style-name="T11">this</text:span><text:span text:style-name="T12">).start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flip() {</text:span></text:p>
      <text:p text:style-name="P12"><text:s text:c="8"/><text:span text:style-name="T16">speedH </text:span><text:span text:style-name="T12">*= -</text:span><text:span text:style-name="T17">1</text:span><text:span text:style-name="T12">;</text:span></text:p>
      <text:p text:style-name="P12"><text:s text:c="8"/><text:span text:style-name="T16">speedV </text:span><text:span text:style-name="T12">*= -</text:span><text:span text:style-name="T17">1</text:span><text:span text:style-name="T12">;</text:span></text:p>
      <text:p text:style-name="P12"><text:s text:c="8"/><text:span text:style-name="T16">x </text:span><text:span text:style-name="T12">+= </text:span><text:span text:style-name="T16">speedH</text:span><text:span text:style-name="T12">;</text:span></text:p>
      <text:p text:style-name="P12"><text:s text:c="8"/><text:span text:style-name="T16">y </text:span><text:span text:style-name="T12">+= </text:span><text:span text:style-name="T16">speedV</text:span><text:span text:style-name="T12">;</text:span></text:p>
      <text:p text:style-name="P12"><text:s text:c="4"/><text:span text:style-name="T12">}</text:span></text:p>
      <text:p text:style-name="P12"><text:s text:c="4"/><text:span text:style-name="T22">@Override</text:span></text:p>
      <text:p text:style-name="P12"><text:span text:style-name="T21"><text:s text:c="4"/></text:span><text:span text:style-name="T11">public void </text:span><text:span text:style-name="T12">run() {</text:span></text:p>
      <text:p text:style-name="P12"><text:s text:c="8"/><text:span text:style-name="T11">while</text:span><text:span text:style-name="T12">(</text:span><text:span text:style-name="T11">true</text:span><text:span text:style-name="T12">) {</text:span></text:p>
      <text:p text:style-name="P12"><text:s text:c="12"/><text:span text:style-name="T11">if </text:span><text:span text:style-name="T12">(</text:span><text:span text:style-name="T16">x </text:span><text:span text:style-name="T12">&lt;= </text:span><text:span text:style-name="T17">0 </text:span><text:span text:style-name="T12">|| </text:span><text:span text:style-name="T16">x </text:span><text:span text:style-name="T12">+ </text:span><text:span text:style-name="T16">width </text:span><text:span text:style-name="T12">&gt;= </text:span><text:span text:style-name="T16">panneau</text:span><text:span text:style-name="T12">.getWidth()) {</text:span></text:p>
      <text:p text:style-name="P12"><text:s text:c="16"/><text:span text:style-name="T16">speedH </text:span><text:span text:style-name="T12">*= -</text:span><text:span text:style-name="T17">1</text:span><text:span text:style-name="T12">;</text:span></text:p>
      <text:p text:style-name="P12"><text:s text:c="12"/><text:span text:style-name="T12">}</text:span></text:p>
      <text:p text:style-name="P12"><text:s text:c="12"/><text:span text:style-name="T11">if </text:span><text:span text:style-name="T12">(</text:span><text:span text:style-name="T16">y </text:span><text:span text:style-name="T12">&lt;= </text:span><text:span text:style-name="T17">0 </text:span><text:span text:style-name="T12">|| </text:span><text:span text:style-name="T16">y </text:span><text:span text:style-name="T12">+ </text:span><text:span text:style-name="T16">height </text:span><text:span text:style-name="T12">&gt;= </text:span><text:span text:style-name="T16">panneau</text:span><text:span text:style-name="T12">.getHeight()) {</text:span></text:p>
      <text:p text:style-name="P12"><text:s text:c="16"/><text:span text:style-name="T16">speedV </text:span><text:span text:style-name="T12">*= -</text:span><text:span text:style-name="T17">1</text:span><text:span text:style-name="T12">;</text:span></text:p>
      <text:p text:style-name="P12"><text:s text:c="12"/><text:span text:style-name="T12">}</text:span></text:p>
      <text:p text:style-name="P12"><text:s text:c="12"/><text:span text:style-name="T16">x </text:span><text:span text:style-name="T12">+= </text:span><text:span text:style-name="T16">speedH</text:span><text:span text:style-name="T12">;</text:span></text:p>
      <text:p text:style-name="P12"><text:s text:c="12"/><text:span text:style-name="T16">y </text:span><text:span text:style-name="T12">+= </text:span><text:span text:style-name="T16">speedV</text:span><text:span text:style-name="T12">;</text:span></text:p>
      <text:p text:style-name="P12"><text:s text:c="12"/><text:span text:style-name="T11">try </text:span><text:span text:style-name="T12">{</text:span></text:p>
      <text:p text:style-name="P12"><text:s text:c="16"/><text:span text:style-name="T12">Thread.</text:span><text:span text:style-name="T13">sleep</text:span><text:span text:style-name="T12">(Panneau.</text:span><text:span text:style-name="T15">MILLIS_WAIT</text:span><text:span text:style-name="T12">);</text:span></text:p>
      <text:p text:style-name="P12"><text:s text:c="12"/><text:span text:style-name="T12">} </text:span><text:span text:style-name="T11">catch </text:span><text:span text:style-name="T12">(InterruptedException e) {</text:span></text:p>
      <text:p text:style-name="P12"><text:s text:c="16"/><text:span text:style-name="T12">e.printStackTrace();</text:span></text:p>
      <text:p text:style-name="P12"><text:s text:c="12"/><text:span text:style-name="T12">}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4"/><text:span text:style-name="T11">public boolean </text:span><text:span text:style-name="T12">collision(Tableau t) {</text:span></text:p>
      <text:p text:style-name="P12"><text:s text:c="8"/><text:span text:style-name="T11">boolean </text:span><text:span text:style-name="T12">ret = </text:span><text:span text:style-name="T11">false</text:span><text:span text:style-name="T12">;</text:span></text:p>
      <text:p text:style-name="P12"><text:s text:c="8"/><text:span text:style-name="T11">if </text:span><text:span text:style-name="T12">(</text:span><text:span text:style-name="T16">x </text:span><text:span text:style-name="T12">&lt; (t.getX()+t.getWidth()) &amp;&amp; (</text:span><text:span text:style-name="T16">x</text:span><text:span text:style-name="T12">+</text:span><text:span text:style-name="T16">width</text:span><text:span text:style-name="T12">) &gt; t.getX()</text:span></text:p>
      <text:p text:style-name="P12"><text:s text:c="16"/><text:span text:style-name="T12">&amp;&amp; </text:span><text:span text:style-name="T16">y </text:span><text:span text:style-name="T12">&lt; t.getY()+t.getHeight() &amp;&amp; (</text:span><text:span text:style-name="T16">y</text:span><text:span text:style-name="T12">+</text:span><text:span text:style-name="T16">height</text:span><text:span text:style-name="T12">) &gt; t.getY()) {</text:span></text:p>
      <text:p text:style-name="P12"><text:s text:c="12"/><text:span text:style-name="T12">ret = </text:span><text:span text:style-name="T11">true</text:span><text:span text:style-name="T12">;</text:span></text:p>
      <text:p text:style-name="P12"><text:s text:c="8"/><text:span text:style-name="T12">}</text:span></text:p>
      <text:p text:style-name="P12"><text:s text:c="8"/><text:span text:style-name="T11">return </text:span><text:span text:style-name="T12">ret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Width() {</text:span></text:p>
      <text:p text:style-name="P12"><text:s text:c="8"/><text:span text:style-name="T11">return </text:span><text:span text:style-name="T16">width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Width(</text:span><text:span text:style-name="T11">int </text:span><text:span text:style-name="T12">width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Height() {</text:span></text:p>
      <text:p text:style-name="P12"><text:s text:c="8"/><text:span text:style-name="T11">return </text:span><text:span text:style-name="T16">height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Height(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4"/><text:span text:style-name="T12">}</text:span></text:p>
      <text:p text:style-name="P12"><text:s text:c="4"/><text:span text:style-name="T11">public </text:span><text:span text:style-name="T12">Color getColor() {</text:span></text:p>
      <text:p text:style-name="P12"><text:s text:c="8"/><text:span text:style-name="T11">return </text:span><text:span text:style-name="T16">color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Color(Color color) {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oft-page-break/><text:s text:c="4"/><text:span text:style-name="T12">}</text:span></text:p>
      <text:p text:style-name="P12"><text:s text:c="4"/><text:span text:style-name="T11">public int </text:span><text:span text:style-name="T12">getX() {</text:span></text:p>
      <text:p text:style-name="P12"><text:s text:c="8"/><text:span text:style-name="T11">return </text:span><text:span text:style-name="T16">x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X(</text:span><text:span text:style-name="T11">int </text:span><text:span text:style-name="T12">x) {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Y() {</text:span></text:p>
      <text:p text:style-name="P12"><text:s text:c="8"/><text:span text:style-name="T11">return </text:span><text:span text:style-name="T16">y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Y(</text:span><text:span text:style-name="T11">int </text:span><text:span text:style-name="T12">y) {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SpeedH(</text:span><text:span text:style-name="T11">int </text:span><text:span text:style-name="T12">speedH) {</text:span></text:p>
      <text:p text:style-name="P12"><text:s text:c="8"/><text:span text:style-name="T11">this</text:span><text:span text:style-name="T12">.</text:span><text:span text:style-name="T16">speedH </text:span><text:span text:style-name="T12">= speedH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SpeedV(</text:span><text:span text:style-name="T11">int </text:span><text:span text:style-name="T12">speedV) {</text:span></text:p>
      <text:p text:style-name="P12"><text:s text:c="8"/><text:span text:style-name="T11">this</text:span><text:span text:style-name="T12">.</text:span><text:span text:style-name="T16">speedV </text:span><text:span text:style-name="T12">= speedV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SpeedH() {</text:span></text:p>
      <text:p text:style-name="P12"><text:s text:c="8"/><text:span text:style-name="T11">return </text:span><text:span text:style-name="T16">speedH</text:span><text:span text:style-name="T12">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SpeedV() {</text:span></text:p>
      <text:p text:style-name="P12"><text:s text:c="8"/><text:span text:style-name="T11">return </text:span><text:span text:style-name="T16">speedV</text:span><text:span text:style-name="T12">;</text:span></text:p>
      <text:p text:style-name="P12"><text:s text:c="4"/><text:span text:style-name="T12">}</text:span></text:p>
      <text:p text:style-name="P8">}</text:p>
      <text:p text:style-name="P1"/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import </text:span>java.util.ArrayList;</text:p>
      <text:p text:style-name="P10"><text:span text:style-name="T10">public class </text:span>Panneau <text:span text:style-name="T10">extends </text:span>JPanel <text:span text:style-name="T10">implements </text:span>Runnable {</text:p>
      <text:p text:style-name="P12"><text:s text:c="4"/><text:span text:style-name="T11">public final static int </text:span><text:span text:style-name="T15">MILLIS_WAIT </text:span><text:span text:style-name="T12">= </text:span><text:span text:style-name="T17">100</text:span><text:span text:style-name="T12">;</text:span>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2">ArrayList&lt;Tableau&gt; </text:span><text:span text:style-name="T16">tableaux</text:span><text:span text:style-name="T12">;</text:span></text:p>
      <text:p text:style-name="P12"><text:s text:c="4"/><text:span text:style-name="T11">public </text:span><text:span text:style-name="T12">Panneau (</text:span><text:span text:style-name="T11">int </text:span><text:span text:style-name="T12">width, 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2">Dimension size = </text:span><text:span text:style-name="T11">new </text:span><text:span text:style-name="T12">Dimension (width, height);</text:span></text:p>
      <text:p text:style-name="P12"><text:s text:c="8"/><text:span text:style-name="T12">setMinimumSize(size);</text:span></text:p>
      <text:p text:style-name="P12"><text:s text:c="8"/><text:span text:style-name="T12">setPreferredSize(size);</text:span></text:p>
      <text:p text:style-name="P12"><text:s text:c="8"/><text:span text:style-name="T12">setDoubleBuffered(</text:span><text:span text:style-name="T11">true</text:span><text:span text:style-name="T12">);</text:span></text:p>
      <text:p text:style-name="P12"><text:s text:c="8"/><text:span text:style-name="T16">tableaux </text:span><text:span text:style-name="T12">= </text:span><text:span text:style-name="T11">new </text:span><text:span text:style-name="T12">ArrayList&lt;&gt;();</text:span></text:p>
      <text:p text:style-name="P12"><text:s text:c="8"/><text:span text:style-name="T12">Tableau t1 = </text:span><text:span text:style-name="T11">new </text:span><text:span text:style-name="T12">Tableau(</text:span><text:span text:style-name="T11">this</text:span><text:span text:style-name="T12">, </text:span><text:span text:style-name="T17">30</text:span><text:span text:style-name="T12">, </text:span><text:span text:style-name="T17">80</text:span><text:span text:style-name="T12">, </text:span><text:span text:style-name="T17">100</text:span><text:span text:style-name="T12">, </text:span><text:span text:style-name="T17">200</text:span><text:span text:style-name="T12">, Color.</text:span><text:span text:style-name="T15">BLUE</text:span><text:span text:style-name="T12">);</text:span></text:p>
      <text:p text:style-name="P12"><text:s text:c="8"/><text:span text:style-name="T12">t1.setSpeedH(</text:span><text:span text:style-name="T17">2</text:span><text:span text:style-name="T12">);</text:span></text:p>
      <text:p text:style-name="P12"><text:s text:c="8"/><text:span text:style-name="T12">t1.setSpeedV(</text:span><text:span text:style-name="T17">2</text:span><text:span text:style-name="T12">);</text:span></text:p>
      <text:p text:style-name="P12"><text:s text:c="8"/><text:span text:style-name="T12">Tableau t2 = </text:span><text:span text:style-name="T11">new </text:span><text:span text:style-name="T12">Tableau(</text:span><text:span text:style-name="T11">this</text:span><text:span text:style-name="T12">, </text:span><text:span text:style-name="T17">5</text:span><text:span text:style-name="T12">, </text:span><text:span text:style-name="T17">30</text:span><text:span text:style-name="T12">, </text:span><text:span text:style-name="T17">60</text:span><text:span text:style-name="T12">, </text:span><text:span text:style-name="T17">50</text:span><text:span text:style-name="T12">, Color.</text:span><text:span text:style-name="T15">RED</text:span><text:span text:style-name="T12">);</text:span></text:p>
      <text:p text:style-name="P12"><text:s text:c="8"/><text:span text:style-name="T12">t2.setSpeedV(</text:span><text:span text:style-name="T17">2</text:span><text:span text:style-name="T12">);</text:span></text:p>
      <text:p text:style-name="P12"><text:s text:c="8"/><text:span text:style-name="T12">Tableau t3 = </text:span><text:span text:style-name="T11">new </text:span><text:span text:style-name="T12">Tableau(</text:span><text:span text:style-name="T11">this</text:span><text:span text:style-name="T12">, </text:span><text:span text:style-name="T17">300</text:span><text:span text:style-name="T12">, </text:span><text:span text:style-name="T17">300</text:span><text:span text:style-name="T12">, </text:span><text:span text:style-name="T17">100</text:span><text:span text:style-name="T12">, </text:span><text:span text:style-name="T17">200</text:span><text:span text:style-name="T12">, Color.</text:span><text:span text:style-name="T15">GREEN</text:span><text:span text:style-name="T12">);</text:span></text:p>
      <text:p text:style-name="P12"><text:s text:c="8"/><text:span text:style-name="T12">t3.setSpeedH(-</text:span><text:span text:style-name="T17">4</text:span><text:span text:style-name="T12">);</text:span></text:p>
      <text:p text:style-name="P12"><text:s text:c="8"/><text:span text:style-name="T12">t3.setSpeedV(-</text:span><text:span text:style-name="T17">6</text:span><text:span text:style-name="T12">);</text:span></text:p>
      <text:p text:style-name="P12"><text:s text:c="8"/><text:span text:style-name="T16">tableaux</text:span><text:span text:style-name="T12">.add(t1);</text:span></text:p>
      <text:p text:style-name="P12"><text:s text:c="8"/><text:span text:style-name="T16">tableaux</text:span><text:span text:style-name="T12">.add(t2);</text:span></text:p>
      <text:p text:style-name="P12"><text:s text:c="8"/><text:span text:style-name="T16">tableaux</text:span><text:span text:style-name="T12">.add(t3);</text:span></text:p>
      <text:p text:style-name="P12"><text:s text:c="8"/><text:span text:style-name="T11">new </text:span><text:span text:style-name="T12">Thread(</text:span><text:span text:style-name="T11">this</text:span><text:span text:style-name="T12">).start();</text:span></text:p>
      <text:p text:style-name="P12"><text:s text:c="8"/><text:span text:style-name="T12">enableCollision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enableCollision() {</text:span></text:p>
      <text:p text:style-name="P12"><text:s text:c="8"/><text:span text:style-name="T11">new </text:span><text:span text:style-name="T12">Thread(</text:span><text:span text:style-name="T11">new </text:span><text:span text:style-name="T12">Runnable() {</text:span></text:p>
      <text:p text:style-name="P12"><text:s text:c="12"/><text:span text:style-name="T22">@Override</text:span></text:p>
      <text:p text:style-name="P12"><text:span text:style-name="T21"><text:s text:c="12"/></text:span><text:span text:style-name="T11">public void </text:span><text:span text:style-name="T12">run() {</text:span></text:p>
      <text:p text:style-name="P12"><text:soft-page-break/><text:s text:c="16"/><text:span text:style-name="T11">while</text:span><text:span text:style-name="T12">(</text:span><text:span text:style-name="T11">true</text:span><text:span text:style-name="T12">) {</text:span></text:p>
      <text:p text:style-name="P12"><text:s text:c="20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6">tableaux</text:span><text:span text:style-name="T12">.size(); i++) {</text:span></text:p>
      <text:p text:style-name="P12"><text:s text:c="24"/><text:span text:style-name="T12">Tableau t = </text:span><text:span text:style-name="T16">tableaux</text:span><text:span text:style-name="T12">.get(i);</text:span></text:p>
      <text:p text:style-name="P12"><text:s text:c="24"/><text:span text:style-name="T11">for</text:span><text:span text:style-name="T12">(</text:span><text:span text:style-name="T11">int </text:span><text:span text:style-name="T12">j = </text:span><text:span text:style-name="T17">0</text:span><text:span text:style-name="T12">; j &lt; </text:span><text:span text:style-name="T16">tableaux</text:span><text:span text:style-name="T12">.size(); j++) {</text:span></text:p>
      <text:p text:style-name="P12"><text:s text:c="28"/><text:span text:style-name="T11">if</text:span><text:span text:style-name="T12">(i != j &amp;&amp; t.collision(</text:span><text:span text:style-name="T16">tableaux</text:span><text:span text:style-name="T12">.get(j))) {</text:span></text:p>
      <text:p text:style-name="P12"><text:s text:c="32"/><text:span text:style-name="T24">//t.flip();</text:span></text:p>
      <text:p text:style-name="P12"><text:span text:style-name="T23"><text:s text:c="32"/></text:span><text:span text:style-name="T16">tableaux</text:span><text:span text:style-name="T12">.get(j).flip();</text:span></text:p>
      <text:p text:style-name="P12"><text:s text:c="28"/><text:span text:style-name="T12">}</text:span></text:p>
      <text:p text:style-name="P12"><text:s text:c="24"/><text:span text:style-name="T12">}</text:span></text:p>
      <text:p text:style-name="P12"><text:s text:c="20"/><text:span text:style-name="T12">}</text:span></text:p>
      <text:p text:style-name="P12"><text:s text:c="20"/><text:span text:style-name="T11">try </text:span><text:span text:style-name="T12">{</text:span></text:p>
      <text:p text:style-name="P12"><text:s text:c="24"/><text:span text:style-name="T12">Thread.</text:span><text:span text:style-name="T13">sleep</text:span><text:span text:style-name="T12">(</text:span><text:span text:style-name="T15">MILLIS_WAIT</text:span><text:span text:style-name="T12">);</text:span></text:p>
      <text:p text:style-name="P12"><text:s text:c="20"/><text:span text:style-name="T12">} </text:span><text:span text:style-name="T11">catch </text:span><text:span text:style-name="T12">(InterruptedException e) {</text:span></text:p>
      <text:p text:style-name="P12"><text:s text:c="24"/><text:span text:style-name="T12">e.printStackTrace();</text:span></text:p>
      <text:p text:style-name="P12"><text:s text:c="20"/><text:span text:style-name="T12">}</text:span></text:p>
      <text:p text:style-name="P12"><text:s text:c="16"/><text:span text:style-name="T12">}</text:span></text:p>
      <text:p text:style-name="P12"><text:s text:c="12"/><text:span text:style-name="T12">}</text:span></text:p>
      <text:p text:style-name="P12"><text:s text:c="8"/><text:span text:style-name="T12">}).start();</text:span></text:p>
      <text:p text:style-name="P12"><text:s text:c="4"/><text:span text:style-name="T12">}</text:span></text:p>
      <text:p text:style-name="P12"><text:s text:c="4"/><text:span text:style-name="T22">@Override</text:span></text:p>
      <text:p text:style-name="P12"><text:span text:style-name="T21"><text:s text:c="4"/></text:span><text:span text:style-name="T11">public void </text:span><text:span text:style-name="T12">run() {</text:span></text:p>
      <text:p text:style-name="P12"><text:s text:c="8"/><text:span text:style-name="T11">while</text:span><text:span text:style-name="T12">(</text:span><text:span text:style-name="T11">true</text:span><text:span text:style-name="T12">) {</text:span></text:p>
      <text:p text:style-name="P12"><text:s text:c="12"/><text:span text:style-name="T12">update();</text:span></text:p>
      <text:p text:style-name="P12"><text:span text:style-name="T23"><text:s text:c="8"/></text:span><text:span text:style-name="T12">}</text:span></text:p>
      <text:p text:style-name="P12"><text:s text:c="4"/><text:span text:style-name="T12">}</text:span></text:p>
      <text:p text:style-name="P12"><text:s text:c="4"/><text:span text:style-name="T11">public synchronized void </text:span><text:span text:style-name="T12">update () {</text:span></text:p>
      <text:p text:style-name="P12"><text:s text:c="8"/><text:span text:style-name="T12">repaint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paint (Graphics g) {</text:span></text:p>
      <text:p text:style-name="P12"><text:s text:c="8"/><text:span text:style-name="T12">Graphics2D g2 = (Graphics2D) g;</text:span></text:p>
      <text:p text:style-name="P12"><text:s text:c="8"/><text:span text:style-name="T12">g2.setBackground (Color.</text:span><text:span text:style-name="T15">WHITE</text:span><text:span text:style-name="T12">);</text:span></text:p>
      <text:p text:style-name="P12"><text:s text:c="8"/><text:span text:style-name="T12">g2.clearRect (</text:span><text:span text:style-name="T17">0</text:span><text:span text:style-name="T12">, </text:span><text:span text:style-name="T17">0</text:span><text:span text:style-name="T12">, </text:span><text:span text:style-name="T16">width</text:span><text:span text:style-name="T12">, </text:span><text:span text:style-name="T16">height</text:span><text:span text:style-name="T12">);</text:span></text:p>
      <text:p text:style-name="P12"><text:s text:c="8"/><text:span text:style-name="T11">for</text:span><text:span text:style-name="T12">(Tableau t : </text:span><text:span text:style-name="T16">tableaux</text:span><text:span text:style-name="T12">) {</text:span></text:p>
      <text:p text:style-name="P12"><text:s text:c="12"/><text:span text:style-name="T12">g2.setColor(t.getColor());</text:span></text:p>
      <text:p text:style-name="P12"><text:s text:c="12"/><text:span text:style-name="T12">g2.fillRect(t.getX(), t.getY(), t.getWidth(), t.getHeight());</text:span></text:p>
      <text:p text:style-name="P12"><text:s text:c="8"/><text:span text:style-name="T12">}</text:span></text:p>
      <text:p text:style-name="P12"><text:s text:c="4"/><text:span text:style-name="T12">}</text:span></text:p>
      <text:p text:style-name="P9"><text:span text:style-name="T18">}</text:span></text:p>
      <text:p text:style-name="P3"/>
      <text:p text:style-name="P3">Question : Faites de même pour la création. Le rectangle ne doit apparaître que</text:p>
      <text:p text:style-name="P3">quand il n’y aura plus de rectangle là où on souhaite le créer.</text:p>
      <text:p text:style-name="P3">Donnez le code et les traces.</text:p>
      <text:p text:style-name="P3"/>
      <text:p text:style-name="P7">→ Un processus lors de la création de chaque rectangle va vérifier si il ne gène pas les autres rectangles. Les rectangles ont maintenant des états visibles ou non.</text:p>
      <text:p text:style-name="P3"/>
      <text:p text:style-name="P3">Réponse :</text:p>
      <text:p text:style-name="P1"/>
      <text:p text:style-name="P11"><text:span text:style-name="T10">import </text:span>javax.swing.*;</text:p>
      <text:p text:style-name="P10"><text:span text:style-name="T10">import </text:span>javax.swing.plaf.metal.MetalBorders;</text:p>
      <text:p text:style-name="P10"><text:span text:style-name="T10">import </text:span>java.awt.*;</text:p>
      <text:p text:style-name="P10"><text:span text:style-name="T10">public class </text:span>Tableau <text:span text:style-name="T10">implements </text:span>Runnable {</text:p>
      <text:p text:style-name="P12"><text:s text:c="4"/><text:span text:style-name="T12">Panneau </text:span><text:span text:style-name="T16">panneau</text:span><text:span text:style-name="T12">;</text:span>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1">private </text:span><text:span text:style-name="T12">Color </text:span><text:span text:style-name="T16">color</text:span><text:span text:style-name="T12">;</text:span></text:p>
      <text:p text:style-name="P12"><text:s text:c="4"/><text:span text:style-name="T11">private int </text:span><text:span text:style-name="T16">x</text:span><text:span text:style-name="T12">, </text:span><text:span text:style-name="T16">y</text:span><text:span text:style-name="T12">;</text:span></text:p>
      <text:p text:style-name="P12"><text:s text:c="4"/><text:span text:style-name="T11">private int </text:span><text:span text:style-name="T16">speedH</text:span><text:span text:style-name="T12">;</text:span></text:p>
      <text:p text:style-name="P12"><text:s text:c="4"/><text:span text:style-name="T11">private int </text:span><text:span text:style-name="T16">speedV</text:span><text:span text:style-name="T12">;</text:span></text:p>
      <text:p text:style-name="P12"><text:s text:c="4"/><text:span text:style-name="T11">private boolean </text:span><text:span text:style-name="T16">visible</text:span><text:span text:style-name="T12">;</text:span></text:p>
      <text:p text:style-name="P12"><text:soft-page-break/><text:s text:c="4"/><text:span text:style-name="T11">public </text:span><text:span text:style-name="T12">Tableau(Panneau panneau, </text:span><text:span text:style-name="T11">int </text:span><text:span text:style-name="T12">x, </text:span><text:span text:style-name="T11">int </text:span><text:span text:style-name="T12">y, </text:span><text:span text:style-name="T11">int </text:span><text:span text:style-name="T12">width, </text:span><text:span text:style-name="T11">int </text:span><text:span text:style-name="T12">height, Color color) {</text:span></text:p>
      <text:p text:style-name="P12"><text:s text:c="8"/><text:span text:style-name="T11">this</text:span><text:span text:style-name="T12">.</text:span><text:span text:style-name="T16">panneau </text:span><text:span text:style-name="T12">= panneau;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8"/><text:span text:style-name="T16">speedH </text:span><text:span text:style-name="T12">= </text:span><text:span text:style-name="T17">0</text:span><text:span text:style-name="T12">;</text:span></text:p>
      <text:p text:style-name="P12"><text:s text:c="8"/><text:span text:style-name="T16">speedV </text:span><text:span text:style-name="T12">= </text:span><text:span text:style-name="T17">0</text:span><text:span text:style-name="T12">;</text:span></text:p>
      <text:p text:style-name="P12"><text:s text:c="8"/><text:span text:style-name="T16">visible </text:span><text:span text:style-name="T12">= </text:span><text:span text:style-name="T11">false</text:span><text:span text:style-name="T12">;</text:span></text:p>
      <text:p text:style-name="P12"><text:s text:c="8"/><text:span text:style-name="T12">Thread moove = </text:span><text:span text:style-name="T11">new </text:span><text:span text:style-name="T12">Thread(</text:span><text:span text:style-name="T11">this</text:span><text:span text:style-name="T12">);</text:span></text:p>
      <text:p text:style-name="P12"><text:s text:c="8"/><text:span text:style-name="T11">final </text:span><text:span text:style-name="T12">Tableau myself = </text:span><text:span text:style-name="T11">this</text:span><text:span text:style-name="T12">;</text:span></text:p>
      <text:p text:style-name="P12"><text:s text:c="8"/><text:span text:style-name="T11">new </text:span><text:span text:style-name="T12">Thread(</text:span><text:span text:style-name="T11">new </text:span><text:span text:style-name="T12">Runnable() {</text:span></text:p>
      <text:p text:style-name="P12"><text:s text:c="12"/><text:span text:style-name="T22">@Override</text:span></text:p>
      <text:p text:style-name="P12"><text:span text:style-name="T21"><text:s text:c="12"/></text:span><text:span text:style-name="T11">public void </text:span><text:span text:style-name="T12">run() {</text:span></text:p>
      <text:p text:style-name="P12"><text:s text:c="16"/><text:span text:style-name="T11">boolean </text:span><text:span text:style-name="T12">ok = </text:span><text:span text:style-name="T11">false</text:span><text:span text:style-name="T12">;</text:span></text:p>
      <text:p text:style-name="P12"><text:s text:c="16"/><text:span text:style-name="T11">while</text:span><text:span text:style-name="T12">(!ok) {</text:span></text:p>
      <text:p text:style-name="P12"><text:s text:c="20"/><text:span text:style-name="T12">ok = </text:span><text:span text:style-name="T11">true</text:span><text:span text:style-name="T12">;</text:span></text:p>
      <text:p text:style-name="P12"><text:s text:c="20"/><text:span text:style-name="T11">for</text:span><text:span text:style-name="T12">(Tableau t : </text:span><text:span text:style-name="T14">panneau</text:span><text:span text:style-name="T12">.getTableaux()) {</text:span></text:p>
      <text:p text:style-name="P12"><text:s text:c="24"/><text:span text:style-name="T11">if</text:span><text:span text:style-name="T12">(t.isVisible() &amp;&amp; </text:span><text:span text:style-name="T14">myself</text:span><text:span text:style-name="T12">.collision(t))</text:span></text:p>
      <text:p text:style-name="P12"><text:s text:c="28"/><text:span text:style-name="T12">ok = </text:span><text:span text:style-name="T11">false</text:span><text:span text:style-name="T12">;</text:span></text:p>
      <text:p text:style-name="P12"><text:s text:c="20"/><text:span text:style-name="T12">}</text:span></text:p>
      <text:p text:style-name="P12"><text:s text:c="20"/><text:span text:style-name="T11">if</text:span><text:span text:style-name="T12">(!ok) {</text:span></text:p>
      <text:p text:style-name="P12"><text:s text:c="24"/><text:span text:style-name="T11">try </text:span><text:span text:style-name="T12">{</text:span></text:p>
      <text:p text:style-name="P12"><text:s text:c="28"/><text:span text:style-name="T12">Thread.</text:span><text:span text:style-name="T13">sleep</text:span><text:span text:style-name="T12">(Panneau.</text:span><text:span text:style-name="T15">MILLIS_WAIT</text:span><text:span text:style-name="T12">);</text:span></text:p>
      <text:p text:style-name="P12"><text:s text:c="24"/><text:span text:style-name="T12">} </text:span><text:span text:style-name="T11">catch </text:span><text:span text:style-name="T12">(InterruptedException e) {</text:span></text:p>
      <text:p text:style-name="P12"><text:s text:c="28"/><text:span text:style-name="T12">e.printStackTrace();</text:span></text:p>
      <text:p text:style-name="P12"><text:s text:c="24"/><text:span text:style-name="T12">}</text:span></text:p>
      <text:p text:style-name="P12"><text:s text:c="20"/><text:span text:style-name="T12">}</text:span></text:p>
      <text:p text:style-name="P12"><text:s text:c="16"/><text:span text:style-name="T12">}</text:span></text:p>
      <text:p text:style-name="P12"><text:s text:c="16"/><text:span text:style-name="T16">visible </text:span><text:span text:style-name="T12">= </text:span><text:span text:style-name="T11">true</text:span><text:span text:style-name="T12">;</text:span></text:p>
      <text:p text:style-name="P12"><text:s text:c="16"/><text:span text:style-name="T14">moove</text:span><text:span text:style-name="T12">.start();</text:span></text:p>
      <text:p text:style-name="P12"><text:s text:c="12"/><text:span text:style-name="T12">}</text:span></text:p>
      <text:p text:style-name="P12"><text:s text:c="8"/><text:span text:style-name="T12">}).start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flip() {</text:span></text:p>
      <text:p text:style-name="P12"><text:s text:c="8"/><text:span text:style-name="T16">speedH </text:span><text:span text:style-name="T12">*= -</text:span><text:span text:style-name="T17">1</text:span><text:span text:style-name="T12">;</text:span></text:p>
      <text:p text:style-name="P12"><text:s text:c="8"/><text:span text:style-name="T16">speedV </text:span><text:span text:style-name="T12">*= -</text:span><text:span text:style-name="T17">1</text:span><text:span text:style-name="T12">;</text:span></text:p>
      <text:p text:style-name="P12"><text:s text:c="8"/><text:span text:style-name="T16">x </text:span><text:span text:style-name="T12">+= </text:span><text:span text:style-name="T16">speedH</text:span><text:span text:style-name="T12">;</text:span></text:p>
      <text:p text:style-name="P12"><text:s text:c="8"/><text:span text:style-name="T16">y </text:span><text:span text:style-name="T12">+= </text:span><text:span text:style-name="T16">speedV</text:span><text:span text:style-name="T12">;</text:span></text:p>
      <text:p text:style-name="P12"><text:s text:c="4"/><text:span text:style-name="T12">}</text:span></text:p>
      <text:p text:style-name="P12"><text:s text:c="4"/><text:span text:style-name="T22">@Override</text:span></text:p>
      <text:p text:style-name="P12"><text:span text:style-name="T21"><text:s text:c="4"/></text:span><text:span text:style-name="T11">public void </text:span><text:span text:style-name="T12">run() {</text:span></text:p>
      <text:p text:style-name="P12"><text:s text:c="8"/><text:span text:style-name="T11">while</text:span><text:span text:style-name="T12">(</text:span><text:span text:style-name="T11">true</text:span><text:span text:style-name="T12">) {</text:span></text:p>
      <text:p text:style-name="P12"><text:s text:c="12"/><text:span text:style-name="T11">if </text:span><text:span text:style-name="T12">(</text:span><text:span text:style-name="T16">x </text:span><text:span text:style-name="T12">&lt;= </text:span><text:span text:style-name="T17">0 </text:span><text:span text:style-name="T12">|| </text:span><text:span text:style-name="T16">x </text:span><text:span text:style-name="T12">+ </text:span><text:span text:style-name="T16">width </text:span><text:span text:style-name="T12">&gt;= </text:span><text:span text:style-name="T16">panneau</text:span><text:span text:style-name="T12">.getWidth()) {</text:span></text:p>
      <text:p text:style-name="P12"><text:s text:c="16"/><text:span text:style-name="T16">speedH </text:span><text:span text:style-name="T12">*= -</text:span><text:span text:style-name="T17">1</text:span><text:span text:style-name="T12">;</text:span></text:p>
      <text:p text:style-name="P12"><text:s text:c="12"/><text:span text:style-name="T12">}</text:span></text:p>
      <text:p text:style-name="P12"><text:s text:c="12"/><text:span text:style-name="T11">if </text:span><text:span text:style-name="T12">(</text:span><text:span text:style-name="T16">y </text:span><text:span text:style-name="T12">&lt;= </text:span><text:span text:style-name="T17">0 </text:span><text:span text:style-name="T12">|| </text:span><text:span text:style-name="T16">y </text:span><text:span text:style-name="T12">+ </text:span><text:span text:style-name="T16">height </text:span><text:span text:style-name="T12">&gt;= </text:span><text:span text:style-name="T16">panneau</text:span><text:span text:style-name="T12">.getHeight()) {</text:span></text:p>
      <text:p text:style-name="P12"><text:s text:c="16"/><text:span text:style-name="T16">speedV </text:span><text:span text:style-name="T12">*= -</text:span><text:span text:style-name="T17">1</text:span><text:span text:style-name="T12">;</text:span></text:p>
      <text:p text:style-name="P12"><text:s text:c="12"/><text:span text:style-name="T12">}</text:span></text:p>
      <text:p text:style-name="P12"><text:s text:c="12"/><text:span text:style-name="T16">x </text:span><text:span text:style-name="T12">+= </text:span><text:span text:style-name="T16">speedH</text:span><text:span text:style-name="T12">;</text:span></text:p>
      <text:p text:style-name="P12"><text:s text:c="12"/><text:span text:style-name="T16">y </text:span><text:span text:style-name="T12">+= </text:span><text:span text:style-name="T16">speedV</text:span><text:span text:style-name="T12">;</text:span></text:p>
      <text:p text:style-name="P12"><text:s text:c="12"/><text:span text:style-name="T11">try </text:span><text:span text:style-name="T12">{</text:span></text:p>
      <text:p text:style-name="P12"><text:s text:c="16"/><text:span text:style-name="T12">Thread.</text:span><text:span text:style-name="T13">sleep</text:span><text:span text:style-name="T12">(Panneau.</text:span><text:span text:style-name="T15">MILLIS_WAIT</text:span><text:span text:style-name="T12">);</text:span></text:p>
      <text:p text:style-name="P12"><text:s text:c="12"/><text:span text:style-name="T12">} </text:span><text:span text:style-name="T11">catch </text:span><text:span text:style-name="T12">(InterruptedException e) {</text:span></text:p>
      <text:p text:style-name="P12"><text:s text:c="16"/><text:span text:style-name="T12">e.printStackTrace();</text:span></text:p>
      <text:p text:style-name="P12"><text:s text:c="12"/><text:span text:style-name="T12">}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4"/><text:span text:style-name="T11">public boolean </text:span><text:span text:style-name="T12">collision(Tableau t) {</text:span></text:p>
      <text:p text:style-name="P12"><text:s text:c="8"/><text:span text:style-name="T11">boolean </text:span><text:span text:style-name="T12">ret = </text:span><text:span text:style-name="T11">false</text:span><text:span text:style-name="T12">;</text:span></text:p>
      <text:p text:style-name="P12"><text:soft-page-break/><text:s text:c="8"/><text:span text:style-name="T11">if </text:span><text:span text:style-name="T12">(</text:span><text:span text:style-name="T16">x </text:span><text:span text:style-name="T12">&lt; (t.getX()+t.getWidth()) &amp;&amp; (</text:span><text:span text:style-name="T16">x</text:span><text:span text:style-name="T12">+</text:span><text:span text:style-name="T16">width</text:span><text:span text:style-name="T12">) &gt; t.getX()</text:span></text:p>
      <text:p text:style-name="P12"><text:s text:c="16"/><text:span text:style-name="T12">&amp;&amp; </text:span><text:span text:style-name="T16">y </text:span><text:span text:style-name="T12">&lt; t.getY()+t.getHeight() &amp;&amp; (</text:span><text:span text:style-name="T16">y</text:span><text:span text:style-name="T12">+</text:span><text:span text:style-name="T16">height</text:span><text:span text:style-name="T12">) &gt; t.getY()) {</text:span></text:p>
      <text:p text:style-name="P12"><text:s text:c="12"/><text:span text:style-name="T12">ret = </text:span><text:span text:style-name="T11">true</text:span><text:span text:style-name="T12">;</text:span></text:p>
      <text:p text:style-name="P12"><text:s text:c="8"/><text:span text:style-name="T12">}</text:span></text:p>
      <text:p text:style-name="P12"><text:s text:c="8"/><text:span text:style-name="T11">return </text:span><text:span text:style-name="T12">ret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Width() {</text:span></text:p>
      <text:p text:style-name="P12"><text:s text:c="8"/><text:span text:style-name="T11">return </text:span><text:span text:style-name="T16">width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Width(</text:span><text:span text:style-name="T11">int </text:span><text:span text:style-name="T12">width) {</text:span></text:p>
      <text:p text:style-name="P12"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Height() {</text:span></text:p>
      <text:p text:style-name="P12"><text:s text:c="8"/><text:span text:style-name="T11">return </text:span><text:span text:style-name="T16">height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Height(</text:span><text:span text:style-name="T11">int </text:span><text:span text:style-name="T12">height) {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4"/><text:span text:style-name="T12">}</text:span></text:p>
      <text:p text:style-name="P12"><text:s text:c="4"/><text:span text:style-name="T11">public </text:span><text:span text:style-name="T12">Color getColor() {</text:span></text:p>
      <text:p text:style-name="P12"><text:s text:c="8"/><text:span text:style-name="T11">return </text:span><text:span text:style-name="T16">color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Color(Color color) {</text:span></text:p>
      <text:p text:style-name="P12"><text:s text:c="8"/><text:span text:style-name="T11">this</text:span><text:span text:style-name="T12">.</text:span><text:span text:style-name="T16">color </text:span><text:span text:style-name="T12">= color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X() {</text:span></text:p>
      <text:p text:style-name="P12"><text:s text:c="8"/><text:span text:style-name="T11">return </text:span><text:span text:style-name="T16">x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X(</text:span><text:span text:style-name="T11">int </text:span><text:span text:style-name="T12">x) {</text:span></text:p>
      <text:p text:style-name="P12"><text:s text:c="8"/><text:span text:style-name="T11">this</text:span><text:span text:style-name="T12">.</text:span><text:span text:style-name="T16">x </text:span><text:span text:style-name="T12">= x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Y() {</text:span></text:p>
      <text:p text:style-name="P12"><text:s text:c="8"/><text:span text:style-name="T11">return </text:span><text:span text:style-name="T16">y</text:span><text:span text:style-name="T12">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Y(</text:span><text:span text:style-name="T11">int </text:span><text:span text:style-name="T12">y) {</text:span></text:p>
      <text:p text:style-name="P12"><text:s text:c="8"/><text:span text:style-name="T11">this</text:span><text:span text:style-name="T12">.</text:span><text:span text:style-name="T16">y </text:span><text:span text:style-name="T12">= y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SpeedH(</text:span><text:span text:style-name="T11">int </text:span><text:span text:style-name="T12">speedH) {</text:span></text:p>
      <text:p text:style-name="P12"><text:s text:c="8"/><text:span text:style-name="T11">this</text:span><text:span text:style-name="T12">.</text:span><text:span text:style-name="T16">speedH </text:span><text:span text:style-name="T12">= speedH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setSpeedV(</text:span><text:span text:style-name="T11">int </text:span><text:span text:style-name="T12">speedV) {</text:span></text:p>
      <text:p text:style-name="P12"><text:s text:c="8"/><text:span text:style-name="T11">this</text:span><text:span text:style-name="T12">.</text:span><text:span text:style-name="T16">speedV </text:span><text:span text:style-name="T12">= speedV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SpeedH() {</text:span></text:p>
      <text:p text:style-name="P12"><text:s text:c="8"/><text:span text:style-name="T11">return </text:span><text:span text:style-name="T16">speedH</text:span><text:span text:style-name="T12">;</text:span></text:p>
      <text:p text:style-name="P12"><text:s text:c="4"/><text:span text:style-name="T12">}</text:span></text:p>
      <text:p text:style-name="P12"><text:s text:c="4"/><text:span text:style-name="T11">public int </text:span><text:span text:style-name="T12">getSpeedV() {</text:span></text:p>
      <text:p text:style-name="P12"><text:s text:c="8"/><text:span text:style-name="T11">return </text:span><text:span text:style-name="T16">speedV</text:span><text:span text:style-name="T12">;</text:span></text:p>
      <text:p text:style-name="P12"><text:s text:c="4"/><text:span text:style-name="T12">}</text:span></text:p>
      <text:p text:style-name="P12"><text:s text:c="4"/><text:span text:style-name="T11">public boolean </text:span><text:span text:style-name="T12">isVisible() {</text:span></text:p>
      <text:p text:style-name="P12"><text:s text:c="8"/><text:span text:style-name="T11">return </text:span><text:span text:style-name="T16">visible</text:span><text:span text:style-name="T12">;</text:span></text:p>
      <text:p text:style-name="P12"><text:s text:c="4"/><text:span text:style-name="T12">}</text:span></text:p>
      <text:p text:style-name="P8">}</text:p>
      <text:p text:style-name="P11"><text:span text:style-name="T10">import </text:span>javax.swing.*;</text:p>
      <text:p text:style-name="P10"><text:span text:style-name="T10">import </text:span>java.awt.*;</text:p>
      <text:p text:style-name="P10"><text:span text:style-name="T10">import </text:span>java.util.ArrayList;</text:p>
      <text:p text:style-name="P10"><text:span text:style-name="T10">public class </text:span>Panneau <text:span text:style-name="T10">extends </text:span>JPanel <text:span text:style-name="T10">implements </text:span>Runnable {</text:p>
      <text:p text:style-name="P12"><text:s text:c="4"/><text:span text:style-name="T11">public final static int </text:span><text:span text:style-name="T15">MILLIS_WAIT </text:span><text:span text:style-name="T12">= </text:span><text:span text:style-name="T17">100</text:span><text:span text:style-name="T12">;</text:span></text:p>
      <text:p text:style-name="P12"><text:s text:c="4"/><text:span text:style-name="T11">private int </text:span><text:span text:style-name="T16">width</text:span><text:span text:style-name="T12">;</text:span></text:p>
      <text:p text:style-name="P12"><text:s text:c="4"/><text:span text:style-name="T11">private int </text:span><text:span text:style-name="T16">height</text:span><text:span text:style-name="T12">;</text:span></text:p>
      <text:p text:style-name="P12"><text:s text:c="4"/><text:span text:style-name="T12">ArrayList&lt;Tableau&gt; </text:span><text:span text:style-name="T16">tableaux</text:span><text:span text:style-name="T12">;</text:span></text:p>
      <text:p text:style-name="P12"><text:s text:c="4"/><text:span text:style-name="T11">public </text:span><text:span text:style-name="T12">Panneau (</text:span><text:span text:style-name="T11">int </text:span><text:span text:style-name="T12">width, </text:span><text:span text:style-name="T11">int </text:span><text:span text:style-name="T12">height) {</text:span></text:p>
      <text:p text:style-name="P12"><text:soft-page-break/><text:s text:c="8"/><text:span text:style-name="T11">this</text:span><text:span text:style-name="T12">.</text:span><text:span text:style-name="T16">width </text:span><text:span text:style-name="T12">= width;</text:span></text:p>
      <text:p text:style-name="P12"><text:s text:c="8"/><text:span text:style-name="T11">this</text:span><text:span text:style-name="T12">.</text:span><text:span text:style-name="T16">height </text:span><text:span text:style-name="T12">= height;</text:span></text:p>
      <text:p text:style-name="P12"><text:s text:c="8"/><text:span text:style-name="T12">Dimension size = </text:span><text:span text:style-name="T11">new </text:span><text:span text:style-name="T12">Dimension (width, height);</text:span></text:p>
      <text:p text:style-name="P12"><text:s text:c="8"/><text:span text:style-name="T12">setMinimumSize(size);</text:span></text:p>
      <text:p text:style-name="P12"><text:s text:c="8"/><text:span text:style-name="T12">setPreferredSize(size);</text:span></text:p>
      <text:p text:style-name="P12"><text:s text:c="8"/><text:span text:style-name="T12">setDoubleBuffered(</text:span><text:span text:style-name="T11">true</text:span><text:span text:style-name="T12">);</text:span></text:p>
      <text:p text:style-name="P12"><text:s text:c="8"/><text:span text:style-name="T16">tableaux </text:span><text:span text:style-name="T12">= </text:span><text:span text:style-name="T11">new </text:span><text:span text:style-name="T12">ArrayList&lt;&gt;();</text:span></text:p>
      <text:p text:style-name="P12"><text:s text:c="8"/><text:span text:style-name="T12">Tableau t1 = </text:span><text:span text:style-name="T11">new </text:span><text:span text:style-name="T12">Tableau(</text:span><text:span text:style-name="T11">this</text:span><text:span text:style-name="T12">, </text:span><text:span text:style-name="T17">30</text:span><text:span text:style-name="T12">, </text:span><text:span text:style-name="T17">250</text:span><text:span text:style-name="T12">, </text:span><text:span text:style-name="T17">100</text:span><text:span text:style-name="T12">, </text:span><text:span text:style-name="T17">200</text:span><text:span text:style-name="T12">, Color.</text:span><text:span text:style-name="T15">BLUE</text:span><text:span text:style-name="T12">);</text:span></text:p>
      <text:p text:style-name="P12"><text:s text:c="8"/><text:span text:style-name="T12">t1.setSpeedH(</text:span><text:span text:style-name="T17">2</text:span><text:span text:style-name="T12">);</text:span></text:p>
      <text:p text:style-name="P12"><text:s text:c="8"/><text:span text:style-name="T12">t1.setSpeedV(</text:span><text:span text:style-name="T17">2</text:span><text:span text:style-name="T12">);</text:span></text:p>
      <text:p text:style-name="P12"><text:s text:c="8"/><text:span text:style-name="T16">tableaux</text:span><text:span text:style-name="T12">.add(t1);</text:span></text:p>
      <text:p text:style-name="P12"><text:s text:c="8"/><text:span text:style-name="T12">Tableau t2 = </text:span><text:span text:style-name="T11">new </text:span><text:span text:style-name="T12">Tableau(</text:span><text:span text:style-name="T11">this</text:span><text:span text:style-name="T12">, </text:span><text:span text:style-name="T17">5</text:span><text:span text:style-name="T12">, </text:span><text:span text:style-name="T17">30</text:span><text:span text:style-name="T12">, </text:span><text:span text:style-name="T17">60</text:span><text:span text:style-name="T12">, </text:span><text:span text:style-name="T17">50</text:span><text:span text:style-name="T12">, Color.</text:span><text:span text:style-name="T15">RED</text:span><text:span text:style-name="T12">);</text:span></text:p>
      <text:p text:style-name="P12"><text:s text:c="8"/><text:span text:style-name="T12">t2.setSpeedV(</text:span><text:span text:style-name="T17">2</text:span><text:span text:style-name="T12">);</text:span></text:p>
      <text:p text:style-name="P12"><text:s text:c="8"/><text:span text:style-name="T16">tableaux</text:span><text:span text:style-name="T12">.add(t2);</text:span></text:p>
      <text:p text:style-name="P12"><text:s text:c="8"/><text:span text:style-name="T12">Tableau t3 = </text:span><text:span text:style-name="T11">new </text:span><text:span text:style-name="T12">Tableau(</text:span><text:span text:style-name="T11">this</text:span><text:span text:style-name="T12">, </text:span><text:span text:style-name="T17">300</text:span><text:span text:style-name="T12">, </text:span><text:span text:style-name="T17">300</text:span><text:span text:style-name="T12">, </text:span><text:span text:style-name="T17">100</text:span><text:span text:style-name="T12">, </text:span><text:span text:style-name="T17">200</text:span><text:span text:style-name="T12">, Color.</text:span><text:span text:style-name="T15">GREEN</text:span><text:span text:style-name="T12">);</text:span></text:p>
      <text:p text:style-name="P12"><text:s text:c="8"/><text:span text:style-name="T12">t3.setSpeedH(-</text:span><text:span text:style-name="T17">4</text:span><text:span text:style-name="T12">);</text:span></text:p>
      <text:p text:style-name="P12"><text:s text:c="8"/><text:span text:style-name="T12">t3.setSpeedV(-</text:span><text:span text:style-name="T17">6</text:span><text:span text:style-name="T12">);</text:span></text:p>
      <text:p text:style-name="P12"><text:s text:c="8"/><text:span text:style-name="T16">tableaux</text:span><text:span text:style-name="T12">.add(t3);</text:span></text:p>
      <text:p text:style-name="P12"><text:s text:c="8"/><text:span text:style-name="T12">Tableau t4 = </text:span><text:span text:style-name="T11">new </text:span><text:span text:style-name="T12">Tableau(</text:span><text:span text:style-name="T11">this</text:span><text:span text:style-name="T12">, </text:span><text:span text:style-name="T17">30</text:span><text:span text:style-name="T12">, </text:span><text:span text:style-name="T17">80</text:span><text:span text:style-name="T12">, </text:span><text:span text:style-name="T17">50</text:span><text:span text:style-name="T12">, </text:span><text:span text:style-name="T17">100</text:span><text:span text:style-name="T12">, Color.</text:span><text:span text:style-name="T15">BLACK</text:span><text:span text:style-name="T12">);</text:span></text:p>
      <text:p text:style-name="P12"><text:s text:c="8"/><text:span text:style-name="T12">t4.setSpeedH(</text:span><text:span text:style-name="T17">2</text:span><text:span text:style-name="T12">);</text:span></text:p>
      <text:p text:style-name="P12"><text:s text:c="8"/><text:span text:style-name="T12">t4.setSpeedV(</text:span><text:span text:style-name="T17">2</text:span><text:span text:style-name="T12">);</text:span></text:p>
      <text:p text:style-name="P12"><text:s text:c="8"/><text:span text:style-name="T16">tableaux</text:span><text:span text:style-name="T12">.add(t4);</text:span></text:p>
      <text:p text:style-name="P12"><text:s text:c="8"/><text:span text:style-name="T11">new </text:span><text:span text:style-name="T12">Thread(</text:span><text:span text:style-name="T11">this</text:span><text:span text:style-name="T12">).start();</text:span></text:p>
      <text:p text:style-name="P12"><text:s text:c="8"/><text:span text:style-name="T12">enableCollision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enableCollision() {</text:span></text:p>
      <text:p text:style-name="P12"><text:s text:c="8"/><text:span text:style-name="T11">new </text:span><text:span text:style-name="T12">Thread(</text:span><text:span text:style-name="T11">new </text:span><text:span text:style-name="T12">Runnable() {</text:span></text:p>
      <text:p text:style-name="P12"><text:s text:c="12"/><text:span text:style-name="T22">@Override</text:span></text:p>
      <text:p text:style-name="P12"><text:span text:style-name="T21"><text:s text:c="12"/></text:span><text:span text:style-name="T11">public void </text:span><text:span text:style-name="T12">run() {</text:span></text:p>
      <text:p text:style-name="P12"><text:s text:c="16"/><text:span text:style-name="T11">while</text:span><text:span text:style-name="T12">(</text:span><text:span text:style-name="T11">true</text:span><text:span text:style-name="T12">) {</text:span></text:p>
      <text:p text:style-name="P12"><text:s text:c="20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6">tableaux</text:span><text:span text:style-name="T12">.size(); i++) {</text:span></text:p>
      <text:p text:style-name="P12"><text:s text:c="24"/><text:span text:style-name="T12">Tableau t = </text:span><text:span text:style-name="T16">tableaux</text:span><text:span text:style-name="T12">.get(i);</text:span></text:p>
      <text:p text:style-name="P12"><text:s text:c="24"/><text:span text:style-name="T11">for</text:span><text:span text:style-name="T12">(</text:span><text:span text:style-name="T11">int </text:span><text:span text:style-name="T12">j = </text:span><text:span text:style-name="T17">0</text:span><text:span text:style-name="T12">; j &lt; </text:span><text:span text:style-name="T16">tableaux</text:span><text:span text:style-name="T12">.size(); j++) {</text:span></text:p>
      <text:p text:style-name="P12"><text:s text:c="28"/><text:span text:style-name="T11">if</text:span><text:span text:style-name="T12">(i != j &amp;&amp; t.collision(</text:span><text:span text:style-name="T16">tableaux</text:span><text:span text:style-name="T12">.get(j))) {</text:span></text:p>
      <text:p text:style-name="P12"><text:s text:c="32"/><text:span text:style-name="T24">//t.flip();</text:span></text:p>
      <text:p text:style-name="P12"><text:span text:style-name="T23"><text:s text:c="32"/></text:span><text:span text:style-name="T16">tableaux</text:span><text:span text:style-name="T12">.get(j).flip();</text:span></text:p>
      <text:p text:style-name="P12"><text:s text:c="28"/><text:span text:style-name="T12">}</text:span></text:p>
      <text:p text:style-name="P12"><text:s text:c="24"/><text:span text:style-name="T12">}</text:span></text:p>
      <text:p text:style-name="P12"><text:s text:c="20"/><text:span text:style-name="T12">}</text:span></text:p>
      <text:p text:style-name="P12"><text:s text:c="20"/><text:span text:style-name="T11">try </text:span><text:span text:style-name="T12">{</text:span></text:p>
      <text:p text:style-name="P12"><text:s text:c="24"/><text:span text:style-name="T12">Thread.</text:span><text:span text:style-name="T13">sleep</text:span><text:span text:style-name="T12">(</text:span><text:span text:style-name="T15">MILLIS_WAIT</text:span><text:span text:style-name="T12">);</text:span></text:p>
      <text:p text:style-name="P12"><text:s text:c="20"/><text:span text:style-name="T12">} </text:span><text:span text:style-name="T11">catch </text:span><text:span text:style-name="T12">(InterruptedException e) {</text:span></text:p>
      <text:p text:style-name="P12"><text:s text:c="24"/><text:span text:style-name="T12">e.printStackTrace();</text:span></text:p>
      <text:p text:style-name="P12"><text:s text:c="20"/><text:span text:style-name="T12">}</text:span></text:p>
      <text:p text:style-name="P12"><text:s text:c="16"/><text:span text:style-name="T12">}</text:span></text:p>
      <text:p text:style-name="P12"><text:s text:c="12"/><text:span text:style-name="T12">}</text:span></text:p>
      <text:p text:style-name="P12"><text:s text:c="8"/><text:span text:style-name="T12">}).start();</text:span></text:p>
      <text:p text:style-name="P12"><text:s text:c="4"/><text:span text:style-name="T12">}</text:span></text:p>
      <text:p text:style-name="P12"><text:s text:c="4"/><text:span text:style-name="T22">@Override</text:span></text:p>
      <text:p text:style-name="P12"><text:span text:style-name="T21"><text:s text:c="4"/></text:span><text:span text:style-name="T11">public void </text:span><text:span text:style-name="T12">run() {</text:span></text:p>
      <text:p text:style-name="P12"><text:s text:c="8"/><text:span text:style-name="T11">while</text:span><text:span text:style-name="T12">(</text:span><text:span text:style-name="T11">true</text:span><text:span text:style-name="T12">) {</text:span></text:p>
      <text:p text:style-name="P12"><text:s text:c="12"/><text:span text:style-name="T12">update();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4"/><text:span text:style-name="T11">public synchronized void </text:span><text:span text:style-name="T12">update () {</text:span></text:p>
      <text:p text:style-name="P12"><text:s text:c="8"/><text:span text:style-name="T12">repaint();</text:span></text:p>
      <text:p text:style-name="P12"><text:s text:c="4"/><text:span text:style-name="T12">}</text:span></text:p>
      <text:p text:style-name="P12"><text:s text:c="4"/><text:span text:style-name="T11">public void </text:span><text:span text:style-name="T12">paint (Graphics g) {</text:span></text:p>
      <text:p text:style-name="P12"><text:s text:c="8"/><text:span text:style-name="T12">Graphics2D g2 = (Graphics2D) g;</text:span></text:p>
      <text:p text:style-name="P12"><text:s text:c="8"/><text:span text:style-name="T12">g2.setBackground (Color.</text:span><text:span text:style-name="T15">WHITE</text:span><text:span text:style-name="T12">);</text:span></text:p>
      <text:p text:style-name="P12"><text:s text:c="8"/><text:span text:style-name="T12">g2.clearRect (</text:span><text:span text:style-name="T17">0</text:span><text:span text:style-name="T12">, </text:span><text:span text:style-name="T17">0</text:span><text:span text:style-name="T12">, </text:span><text:span text:style-name="T16">width</text:span><text:span text:style-name="T12">, </text:span><text:span text:style-name="T16">height</text:span><text:span text:style-name="T12">);</text:span></text:p>
      <text:p text:style-name="P12"><text:s text:c="8"/><text:span text:style-name="T11">for</text:span><text:span text:style-name="T12">(Tableau t : </text:span><text:span text:style-name="T16">tableaux</text:span><text:span text:style-name="T12">) {</text:span></text:p>
      <text:p text:style-name="P12"><text:soft-page-break/><text:s text:c="12"/><text:span text:style-name="T11">if</text:span><text:span text:style-name="T12">(t.isVisible()) {</text:span></text:p>
      <text:p text:style-name="P12"><text:s text:c="16"/><text:span text:style-name="T12">g2.setColor(t.getColor());</text:span></text:p>
      <text:p text:style-name="P12"><text:s text:c="16"/><text:span text:style-name="T12">g2.fillRect(t.getX(), t.getY(), t.getWidth(), t.getHeight());</text:span></text:p>
      <text:p text:style-name="P12"><text:s text:c="12"/><text:span text:style-name="T12">}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4"/><text:span text:style-name="T11">public </text:span><text:span text:style-name="T12">ArrayList&lt;Tableau&gt; getTableaux() {</text:span></text:p>
      <text:p text:style-name="P12"><text:s text:c="8"/><text:span text:style-name="T11">return </text:span><text:span text:style-name="T16">tableaux</text:span><text:span text:style-name="T12">;</text:span></text:p>
      <text:p text:style-name="P12"><text:s text:c="4"/><text:span text:style-name="T12">}</text:span></text:p>
      <text:p text:style-name="P9"><text:span text:style-name="T18">}</text:span></text:p>
      <text:p text:style-name="P3"/>
      <text:p text:style-name="P3">Question : Permettrez l’arrêter et la relance d’une activité (clic, touche clavier). Il</text:p>
      <text:p text:style-name="P3">ne devra y avoir qu’au maximum une activité par rectangle.</text:p>
      <text:p text:style-name="P3">Donnez le code</text:p>
      <text:p text:style-name="P3"/>
      <text:p text:style-name="P7">→ Faisable avec un listener sur les le clavier, et en arrêtant la méthode run de tous les rectangles.</text:p>
      <text:p text:style-name="P1"/>
      <text:p text:style-name="P4">Réponse :</text:p>
      <text:p text:style-name="P2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10-04T15:15:07.675653380</dc:date>
    <meta:editing-duration>PT4H31M10S</meta:editing-duration>
    <meta:editing-cycles>21</meta:editing-cycles>
    <meta:generator>LibreOffice/5.3.6.1$Linux_X86_64 LibreOffice_project/30$Build-1</meta:generator>
    <meta:document-statistic meta:table-count="0" meta:image-count="0" meta:object-count="0" meta:page-count="12" meta:paragraph-count="660" meta:word-count="2124" meta:character-count="18332" meta:non-whitespace-character-count="11931"/>
  </office:meta>
</office:document-meta>
</file>